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6.9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9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714.39pt" svg:height="505.9pt" svg:x="32.12pt" svg:y="376.53pt">
            <loext:p draw:notify-on-update-of-ranges="'lambda 0.001'.V5:'lambda 0.001'.V25 'lambda 0.001'.F5:'lambda 0.001'.F25 'lambda 0.001'.L5:'lambda 0.001'.L25 'lambda 0.001'.I5:'lambda 0.001'.I25 'lambda 0.001'.R5:'lambda 0.001'.R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6.51pt" svg:height="482.14pt" svg:x="798.72pt" svg:y="390.39pt">
            <loext:p draw:notify-on-update-of-ranges="'lambda 0.001'.U5:'lambda 0.001'.U25 'lambda 0.001'.V5:'lambda 0.001'.V25 'lambda 0.001'.T5:'lambda 0.001'.T25 'lambda 0.001'.V5:'lambda 0.001'.V25 'lambda 0.001'.D5:'lambda 0.001'.D25 'lambda 0.001'.F5:'lambda 0.001'.F25 'lambda 0.001'.E5:'lambda 0.001'.E25 'lambda 0.001'.F5:'lambda 0.001'.F25 'lambda 0.001'.Q5:'lambda 0.001'.Q25 'lambda 0.001'.R5:'lambda 0.001'.R25 'lambda 0.001'.N5:'lambda 0.001'.N25 'lambda 0.001'.O5:'lambda 0.001'.O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6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4" table:number-columns-repeated="3" table:default-cell-style-name="ce3"/>
        <table:table-column table:style-name="co3" table:default-cell-style-name="ce3"/>
        <table:table-column table:style-name="co4" table:number-columns-repeated="1000" table:default-cell-style-name="ce3"/>
        <table:table-row table:style-name="ro1">
          <table:table-cell table:style-name="ce2" office:value-type="string" calcext:value-type="string">
            <text:p>L1 regularization</text:p>
          </table:table-cell>
          <table:table-cell table:style-name="ce2" office:value-type="string" calcext:value-type="string">
            <text:p>I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time (row)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D</text:p>
          </table:table-cell>
          <table:table-cell table:style-name="Default"/>
          <table:table-cell table:style-name="ce2" office:value-type="string" calcext:value-type="string">
            <text:p>time(FPGA-4)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pSCD</text:p>
          </table:table-cell>
          <table:table-cell table:style-name="Default"/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lambda = 0.001</text:p>
          </table:table-cell>
          <table:table-cell table:style-name="ce2"/>
          <table:table-cell table:style-name="ce2" office:value-type="string" calcext:value-type="string">
            <text:p>MinibatchSize</text:p>
          </table:table-cell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style-name="ce2" office:value-type="float" office:value="8" calcext:value-type="float">
            <text:p>8</text:p>
          </table:table-cell>
          <table:table-cell table:style-name="Default" table:number-columns-repeated="2"/>
          <table:table-cell table:style-name="ce2" office:value-type="float" office:value="64" calcext:value-type="float">
            <text:p>64</text:p>
          </table:table-cell>
          <table:table-cell table:style-name="Default" table:number-columns-repeated="2"/>
          <table:table-cell table:style-name="ce2" office:value-type="float" office:value="512" calcext:value-type="float">
            <text:p>512</text:p>
          </table:table-cell>
          <table:table-cell table:style-name="ce2"/>
          <table:table-cell table:style-name="Default"/>
          <table:table-cell table:style-name="ce2" office:value-type="string" calcext:value-type="string">
            <text:p>NumSamples</text:p>
          </table:table-cell>
          <table:table-cell table:style-name="Default" table:number-columns-repeated="3"/>
          <table:table-cell table:style-name="ce2" office:value-type="float" office:value="16384" calcext:value-type="float">
            <text:p>16384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SGD learning rate</text:p>
          </table:table-cell>
          <table:table-cell table:style-name="Default" table:number-columns-repeated="2"/>
          <table:table-cell table:style-name="ce2" office:value-type="float" office:value="0.001" calcext:value-type="float">
            <text:p>0.001</text:p>
          </table:table-cell>
          <table:table-cell table:style-name="Default" table:number-columns-repeated="2"/>
          <table:table-cell table:style-name="ce2" office:value-type="float" office:value="0.01" calcext:value-type="float">
            <text:p>0.01</text:p>
          </table:table-cell>
          <table:table-cell table:style-name="Default" table:number-columns-repeated="2"/>
          <table:table-cell table:style-name="ce2" office:value-type="float" office:value="0.1" calcext:value-type="float">
            <text:p>0.1</text:p>
          </table:table-cell>
          <table:table-cell table:style-name="Default" table:number-columns-repeated="2"/>
          <table:table-cell table:style-name="ce2" office:value-type="float" office:value="0.1" calcext:value-type="float">
            <text:p>0.1</text:p>
          </table:table-cell>
          <table:table-cell table:style-name="ce2"/>
          <table:table-cell table:style-name="Default"/>
          <table:table-cell table:style-name="ce2" office:value-type="float" office:value="128" calcext:value-type="float">
            <text:p>128</text:p>
          </table:table-cell>
          <table:table-cell table:style-name="Default" table:number-columns-repeated="3"/>
          <table:table-cell table:style-name="ce2" office:value-type="float" office:value="128" calcext:value-type="float">
            <text:p>128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Default" table:formula="of:=0.575542*[.A5]" office:value-type="float" office:value="0.575542" calcext:value-type="float">
            <text:p>0.575542</text:p>
          </table:table-cell>
          <table:table-cell table:style-name="Default" table:formula="of:=13.4051*[.A5]" office:value-type="float" office:value="13.4051" calcext:value-type="float">
            <text:p>13.4051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2.04185*[.A5]" office:value-type="float" office:value="2.04185" calcext:value-type="float">
            <text:p>2.04185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1.54112*[.A5]" office:value-type="float" office:value="1.54112" calcext:value-type="float">
            <text:p>1.54112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1.4595*[.A5]" office:value-type="float" office:value="1.4595" calcext:value-type="float">
            <text:p>1.4595</text:p>
          </table:table-cell>
          <table:table-cell office:value-type="float" office:value="0.691097" calcext:value-type="float">
            <text:p>0.691097</text:p>
          </table:table-cell>
          <table:table-cell/>
          <table:table-cell table:style-name="Default" table:formula="of:=1.45666*[.A5]" office:value-type="float" office:value="1.45666" calcext:value-type="float">
            <text:p>1.45666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0.144959*[.A5]" office:value-type="float" office:value="0.144959" calcext:value-type="float">
            <text:p>0.144959</text:p>
          </table:table-cell>
          <table:table-cell table:style-name="Default" table:formula="of:=1.32841*[.A5]" office:value-type="float" office:value="1.32841" calcext:value-type="float">
            <text:p>1.32841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style-name="Default" table:formula="of:=0.575542*[.A6]" office:value-type="float" office:value="1.151084" calcext:value-type="float">
            <text:p>1.151084</text:p>
          </table:table-cell>
          <table:table-cell table:style-name="Default" table:formula="of:=13.4051*[.A6]" office:value-type="float" office:value="26.8102" calcext:value-type="float">
            <text:p>26.8102</text:p>
          </table:table-cell>
          <table:table-cell office:value-type="float" office:value="0.269033" calcext:value-type="float">
            <text:p>0.269033</text:p>
          </table:table-cell>
          <table:table-cell table:style-name="Default"/>
          <table:table-cell table:style-name="Default" table:formula="of:=2.04185*[.A6]" office:value-type="float" office:value="4.0837" calcext:value-type="float">
            <text:p>4.0837</text:p>
          </table:table-cell>
          <table:table-cell office:value-type="float" office:value="0.285205" calcext:value-type="float">
            <text:p>0.285205</text:p>
          </table:table-cell>
          <table:table-cell table:style-name="Default"/>
          <table:table-cell table:style-name="Default" table:formula="of:=1.54112*[.A6]" office:value-type="float" office:value="3.08224" calcext:value-type="float">
            <text:p>3.08224</text:p>
          </table:table-cell>
          <table:table-cell office:value-type="float" office:value="0.258764" calcext:value-type="float">
            <text:p>0.258764</text:p>
          </table:table-cell>
          <table:table-cell table:style-name="Default"/>
          <table:table-cell table:style-name="Default" table:formula="of:=1.4595*[.A6]" office:value-type="float" office:value="2.919" calcext:value-type="float">
            <text:p>2.919</text:p>
          </table:table-cell>
          <table:table-cell office:value-type="float" office:value="0.309775" calcext:value-type="float">
            <text:p>0.309775</text:p>
          </table:table-cell>
          <table:table-cell/>
          <table:table-cell table:style-name="Default" table:formula="of:=1.45666*[.A6]" office:value-type="float" office:value="2.91332" calcext:value-type="float">
            <text:p>2.91332</text:p>
          </table:table-cell>
          <table:table-cell office:value-type="float" office:value="0.333687" calcext:value-type="float">
            <text:p>0.333687</text:p>
          </table:table-cell>
          <table:table-cell table:style-name="Default"/>
          <table:table-cell table:style-name="Default" table:formula="of:=0.144959*[.A6]" office:value-type="float" office:value="0.289918" calcext:value-type="float">
            <text:p>0.289918</text:p>
          </table:table-cell>
          <table:table-cell table:style-name="Default" table:formula="of:=1.32841*[.A6]" office:value-type="float" office:value="2.65682" calcext:value-type="float">
            <text:p>2.65682</text:p>
          </table:table-cell>
          <table:table-cell office:value-type="float" office:value="0.299954" calcext:value-type="float">
            <text:p>0.299954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style-name="Default" table:formula="of:=0.575542*[.A7]" office:value-type="float" office:value="1.726626" calcext:value-type="float">
            <text:p>1.726626</text:p>
          </table:table-cell>
          <table:table-cell table:style-name="Default" table:formula="of:=13.4051*[.A7]" office:value-type="float" office:value="40.2153" calcext:value-type="float">
            <text:p>40.2153</text:p>
          </table:table-cell>
          <table:table-cell office:value-type="float" office:value="0.255873" calcext:value-type="float">
            <text:p>0.255873</text:p>
          </table:table-cell>
          <table:table-cell table:style-name="Default"/>
          <table:table-cell table:style-name="Default" table:formula="of:=2.04185*[.A7]" office:value-type="float" office:value="6.12555" calcext:value-type="float">
            <text:p>6.12555</text:p>
          </table:table-cell>
          <table:table-cell office:value-type="float" office:value="0.257984" calcext:value-type="float">
            <text:p>0.257984</text:p>
          </table:table-cell>
          <table:table-cell table:style-name="Default"/>
          <table:table-cell table:style-name="Default" table:formula="of:=1.54112*[.A7]" office:value-type="float" office:value="4.62336" calcext:value-type="float">
            <text:p>4.62336</text:p>
          </table:table-cell>
          <table:table-cell office:value-type="float" office:value="0.25552" calcext:value-type="float">
            <text:p>0.25552</text:p>
          </table:table-cell>
          <table:table-cell table:style-name="Default"/>
          <table:table-cell table:style-name="Default" table:formula="of:=1.4595*[.A7]" office:value-type="float" office:value="4.3785" calcext:value-type="float">
            <text:p>4.3785</text:p>
          </table:table-cell>
          <table:table-cell office:value-type="float" office:value="0.259849" calcext:value-type="float">
            <text:p>0.259849</text:p>
          </table:table-cell>
          <table:table-cell/>
          <table:table-cell table:style-name="Default" table:formula="of:=1.45666*[.A7]" office:value-type="float" office:value="4.36998" calcext:value-type="float">
            <text:p>4.36998</text:p>
          </table:table-cell>
          <table:table-cell office:value-type="float" office:value="0.302353" calcext:value-type="float">
            <text:p>0.302353</text:p>
          </table:table-cell>
          <table:table-cell table:style-name="Default"/>
          <table:table-cell table:style-name="Default" table:formula="of:=0.144959*[.A7]" office:value-type="float" office:value="0.434877" calcext:value-type="float">
            <text:p>0.434877</text:p>
          </table:table-cell>
          <table:table-cell table:style-name="Default" table:formula="of:=1.32841*[.A7]" office:value-type="float" office:value="3.98523" calcext:value-type="float">
            <text:p>3.98523</text:p>
          </table:table-cell>
          <table:table-cell office:value-type="float" office:value="0.289669" calcext:value-type="float">
            <text:p>0.289669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Default" table:formula="of:=0.575542*[.A8]" office:value-type="float" office:value="2.302168" calcext:value-type="float">
            <text:p>2.302168</text:p>
          </table:table-cell>
          <table:table-cell table:style-name="Default" table:formula="of:=13.4051*[.A8]" office:value-type="float" office:value="53.6204" calcext:value-type="float">
            <text:p>53.6204</text:p>
          </table:table-cell>
          <table:table-cell office:value-type="float" office:value="0.255581" calcext:value-type="float">
            <text:p>0.255581</text:p>
          </table:table-cell>
          <table:table-cell table:style-name="Default"/>
          <table:table-cell table:style-name="Default" table:formula="of:=2.04185*[.A8]" office:value-type="float" office:value="8.1674" calcext:value-type="float">
            <text:p>8.1674</text:p>
          </table:table-cell>
          <table:table-cell office:value-type="float" office:value="0.258637" calcext:value-type="float">
            <text:p>0.258637</text:p>
          </table:table-cell>
          <table:table-cell table:style-name="Default"/>
          <table:table-cell table:style-name="Default" table:formula="of:=1.54112*[.A8]" office:value-type="float" office:value="6.16448" calcext:value-type="float">
            <text:p>6.16448</text:p>
          </table:table-cell>
          <table:table-cell office:value-type="float" office:value="0.255128" calcext:value-type="float">
            <text:p>0.255128</text:p>
          </table:table-cell>
          <table:table-cell table:style-name="Default"/>
          <table:table-cell table:style-name="Default" table:formula="of:=1.4595*[.A8]" office:value-type="float" office:value="5.838" calcext:value-type="float">
            <text:p>5.838</text:p>
          </table:table-cell>
          <table:table-cell office:value-type="float" office:value="0.257845" calcext:value-type="float">
            <text:p>0.257845</text:p>
          </table:table-cell>
          <table:table-cell/>
          <table:table-cell table:style-name="Default" table:formula="of:=1.45666*[.A8]" office:value-type="float" office:value="5.82664" calcext:value-type="float">
            <text:p>5.82664</text:p>
          </table:table-cell>
          <table:table-cell office:value-type="float" office:value="0.287841" calcext:value-type="float">
            <text:p>0.287841</text:p>
          </table:table-cell>
          <table:table-cell table:style-name="Default"/>
          <table:table-cell table:style-name="Default" table:formula="of:=0.144959*[.A8]" office:value-type="float" office:value="0.579836" calcext:value-type="float">
            <text:p>0.579836</text:p>
          </table:table-cell>
          <table:table-cell table:style-name="Default" table:formula="of:=1.32841*[.A8]" office:value-type="float" office:value="5.31364" calcext:value-type="float">
            <text:p>5.31364</text:p>
          </table:table-cell>
          <table:table-cell office:value-type="float" office:value="0.282309" calcext:value-type="float">
            <text:p>0.282309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style-name="Default" table:formula="of:=0.575542*[.A9]" office:value-type="float" office:value="2.87771" calcext:value-type="float">
            <text:p>2.87771</text:p>
          </table:table-cell>
          <table:table-cell table:style-name="Default" table:formula="of:=13.4051*[.A9]" office:value-type="float" office:value="67.0255" calcext:value-type="float">
            <text:p>67.0255</text:p>
          </table:table-cell>
          <table:table-cell office:value-type="float" office:value="0.254539" calcext:value-type="float">
            <text:p>0.254539</text:p>
          </table:table-cell>
          <table:table-cell table:style-name="Default"/>
          <table:table-cell table:style-name="Default" table:formula="of:=2.04185*[.A9]" office:value-type="float" office:value="10.20925" calcext:value-type="float">
            <text:p>10.20925</text:p>
          </table:table-cell>
          <table:table-cell office:value-type="float" office:value="0.25514" calcext:value-type="float">
            <text:p>0.25514</text:p>
          </table:table-cell>
          <table:table-cell table:style-name="Default"/>
          <table:table-cell table:style-name="Default" table:formula="of:=1.54112*[.A9]" office:value-type="float" office:value="7.7056" calcext:value-type="float">
            <text:p>7.7056</text:p>
          </table:table-cell>
          <table:table-cell office:value-type="float" office:value="0.254612" calcext:value-type="float">
            <text:p>0.254612</text:p>
          </table:table-cell>
          <table:table-cell table:style-name="Default"/>
          <table:table-cell table:style-name="Default" table:formula="of:=1.4595*[.A9]" office:value-type="float" office:value="7.2975" calcext:value-type="float">
            <text:p>7.2975</text:p>
          </table:table-cell>
          <table:table-cell office:value-type="float" office:value="0.256926" calcext:value-type="float">
            <text:p>0.256926</text:p>
          </table:table-cell>
          <table:table-cell/>
          <table:table-cell table:style-name="Default" table:formula="of:=1.45666*[.A9]" office:value-type="float" office:value="7.2833" calcext:value-type="float">
            <text:p>7.2833</text:p>
          </table:table-cell>
          <table:table-cell office:value-type="float" office:value="0.278985" calcext:value-type="float">
            <text:p>0.278985</text:p>
          </table:table-cell>
          <table:table-cell table:style-name="Default"/>
          <table:table-cell table:style-name="Default" table:formula="of:=0.144959*[.A9]" office:value-type="float" office:value="0.724795" calcext:value-type="float">
            <text:p>0.724795</text:p>
          </table:table-cell>
          <table:table-cell table:style-name="Default" table:formula="of:=1.32841*[.A9]" office:value-type="float" office:value="6.64205" calcext:value-type="float">
            <text:p>6.64205</text:p>
          </table:table-cell>
          <table:table-cell office:value-type="float" office:value="0.27704" calcext:value-type="float">
            <text:p>0.27704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Default" table:formula="of:=0.575542*[.A10]" office:value-type="float" office:value="3.453252" calcext:value-type="float">
            <text:p>3.453252</text:p>
          </table:table-cell>
          <table:table-cell table:style-name="Default" table:formula="of:=13.4051*[.A10]" office:value-type="float" office:value="80.4306" calcext:value-type="float">
            <text:p>80.4306</text:p>
          </table:table-cell>
          <table:table-cell office:value-type="float" office:value="0.254555" calcext:value-type="float">
            <text:p>0.254555</text:p>
          </table:table-cell>
          <table:table-cell table:style-name="Default"/>
          <table:table-cell table:style-name="Default" table:formula="of:=2.04185*[.A10]" office:value-type="float" office:value="12.2511" calcext:value-type="float">
            <text:p>12.2511</text:p>
          </table:table-cell>
          <table:table-cell office:value-type="float" office:value="0.257432" calcext:value-type="float">
            <text:p>0.257432</text:p>
          </table:table-cell>
          <table:table-cell table:style-name="Default"/>
          <table:table-cell table:style-name="Default" table:formula="of:=1.54112*[.A10]" office:value-type="float" office:value="9.24672" calcext:value-type="float">
            <text:p>9.24672</text:p>
          </table:table-cell>
          <table:table-cell office:value-type="float" office:value="0.254311" calcext:value-type="float">
            <text:p>0.254311</text:p>
          </table:table-cell>
          <table:table-cell table:style-name="Default"/>
          <table:table-cell table:style-name="Default" table:formula="of:=1.4595*[.A10]" office:value-type="float" office:value="8.757" calcext:value-type="float">
            <text:p>8.757</text:p>
          </table:table-cell>
          <table:table-cell office:value-type="float" office:value="0.257002" calcext:value-type="float">
            <text:p>0.257002</text:p>
          </table:table-cell>
          <table:table-cell/>
          <table:table-cell table:style-name="Default" table:formula="of:=1.45666*[.A10]" office:value-type="float" office:value="8.73996" calcext:value-type="float">
            <text:p>8.73996</text:p>
          </table:table-cell>
          <table:table-cell office:value-type="float" office:value="0.273064" calcext:value-type="float">
            <text:p>0.273064</text:p>
          </table:table-cell>
          <table:table-cell table:style-name="Default"/>
          <table:table-cell table:style-name="Default" table:formula="of:=0.144959*[.A10]" office:value-type="float" office:value="0.869754" calcext:value-type="float">
            <text:p>0.869754</text:p>
          </table:table-cell>
          <table:table-cell table:style-name="Default" table:formula="of:=1.32841*[.A10]" office:value-type="float" office:value="7.97046" calcext:value-type="float">
            <text:p>7.97046</text:p>
          </table:table-cell>
          <table:table-cell office:value-type="float" office:value="0.272459" calcext:value-type="float">
            <text:p>0.272459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style-name="Default" table:formula="of:=0.575542*[.A11]" office:value-type="float" office:value="4.028794" calcext:value-type="float">
            <text:p>4.028794</text:p>
          </table:table-cell>
          <table:table-cell table:style-name="Default" table:formula="of:=13.4051*[.A11]" office:value-type="float" office:value="93.8357" calcext:value-type="float">
            <text:p>93.8357</text:p>
          </table:table-cell>
          <table:table-cell office:value-type="float" office:value="0.254085" calcext:value-type="float">
            <text:p>0.254085</text:p>
          </table:table-cell>
          <table:table-cell table:style-name="Default"/>
          <table:table-cell table:style-name="Default" table:formula="of:=2.04185*[.A11]" office:value-type="float" office:value="14.29295" calcext:value-type="float">
            <text:p>14.29295</text:p>
          </table:table-cell>
          <table:table-cell office:value-type="float" office:value="0.255621" calcext:value-type="float">
            <text:p>0.255621</text:p>
          </table:table-cell>
          <table:table-cell table:style-name="Default"/>
          <table:table-cell table:style-name="Default" table:formula="of:=1.54112*[.A11]" office:value-type="float" office:value="10.78784" calcext:value-type="float">
            <text:p>10.78784</text:p>
          </table:table-cell>
          <table:table-cell office:value-type="float" office:value="0.254131" calcext:value-type="float">
            <text:p>0.254131</text:p>
          </table:table-cell>
          <table:table-cell table:style-name="Default"/>
          <table:table-cell table:style-name="Default" table:formula="of:=1.4595*[.A11]" office:value-type="float" office:value="10.2165" calcext:value-type="float">
            <text:p>10.2165</text:p>
          </table:table-cell>
          <table:table-cell office:value-type="float" office:value="0.256227" calcext:value-type="float">
            <text:p>0.256227</text:p>
          </table:table-cell>
          <table:table-cell/>
          <table:table-cell table:style-name="Default" table:formula="of:=1.45666*[.A11]" office:value-type="float" office:value="10.19662" calcext:value-type="float">
            <text:p>10.19662</text:p>
          </table:table-cell>
          <table:table-cell office:value-type="float" office:value="0.269131" calcext:value-type="float">
            <text:p>0.269131</text:p>
          </table:table-cell>
          <table:table-cell table:style-name="Default"/>
          <table:table-cell table:style-name="Default" table:formula="of:=0.144959*[.A11]" office:value-type="float" office:value="1.014713" calcext:value-type="float">
            <text:p>1.014713</text:p>
          </table:table-cell>
          <table:table-cell table:style-name="Default" table:formula="of:=1.32841*[.A11]" office:value-type="float" office:value="9.29887" calcext:value-type="float">
            <text:p>9.29887</text:p>
          </table:table-cell>
          <table:table-cell office:value-type="float" office:value="0.269185" calcext:value-type="float">
            <text:p>0.26918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style-name="Default" table:formula="of:=0.575542*[.A12]" office:value-type="float" office:value="4.604336" calcext:value-type="float">
            <text:p>4.604336</text:p>
          </table:table-cell>
          <table:table-cell table:style-name="Default" table:formula="of:=13.4051*[.A12]" office:value-type="float" office:value="107.2408" calcext:value-type="float">
            <text:p>107.2408</text:p>
          </table:table-cell>
          <table:table-cell office:value-type="float" office:value="0.253818" calcext:value-type="float">
            <text:p>0.253818</text:p>
          </table:table-cell>
          <table:table-cell table:style-name="Default"/>
          <table:table-cell table:style-name="Default" table:formula="of:=2.04185*[.A12]" office:value-type="float" office:value="16.3348" calcext:value-type="float">
            <text:p>16.3348</text:p>
          </table:table-cell>
          <table:table-cell office:value-type="float" office:value="0.254947" calcext:value-type="float">
            <text:p>0.254947</text:p>
          </table:table-cell>
          <table:table-cell table:style-name="Default"/>
          <table:table-cell table:style-name="Default" table:formula="of:=1.54112*[.A12]" office:value-type="float" office:value="12.32896" calcext:value-type="float">
            <text:p>12.32896</text:p>
          </table:table-cell>
          <table:table-cell office:value-type="float" office:value="0.253762" calcext:value-type="float">
            <text:p>0.253762</text:p>
          </table:table-cell>
          <table:table-cell table:style-name="Default"/>
          <table:table-cell table:style-name="Default" table:formula="of:=1.4595*[.A12]" office:value-type="float" office:value="11.676" calcext:value-type="float">
            <text:p>11.676</text:p>
          </table:table-cell>
          <table:table-cell office:value-type="float" office:value="0.255819" calcext:value-type="float">
            <text:p>0.255819</text:p>
          </table:table-cell>
          <table:table-cell/>
          <table:table-cell table:style-name="Default" table:formula="of:=1.45666*[.A12]" office:value-type="float" office:value="11.65328" calcext:value-type="float">
            <text:p>11.65328</text:p>
          </table:table-cell>
          <table:table-cell office:value-type="float" office:value="0.266229" calcext:value-type="float">
            <text:p>0.266229</text:p>
          </table:table-cell>
          <table:table-cell table:style-name="Default"/>
          <table:table-cell table:style-name="Default" table:formula="of:=0.144959*[.A12]" office:value-type="float" office:value="1.159672" calcext:value-type="float">
            <text:p>1.159672</text:p>
          </table:table-cell>
          <table:table-cell table:style-name="Default" table:formula="of:=1.32841*[.A12]" office:value-type="float" office:value="10.62728" calcext:value-type="float">
            <text:p>10.62728</text:p>
          </table:table-cell>
          <table:table-cell office:value-type="float" office:value="0.266531" calcext:value-type="float">
            <text:p>0.26653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style-name="Default" table:formula="of:=0.575542*[.A13]" office:value-type="float" office:value="5.179878" calcext:value-type="float">
            <text:p>5.179878</text:p>
          </table:table-cell>
          <table:table-cell table:style-name="Default" table:formula="of:=13.4051*[.A13]" office:value-type="float" office:value="120.6459" calcext:value-type="float">
            <text:p>120.6459</text:p>
          </table:table-cell>
          <table:table-cell office:value-type="float" office:value="0.253819" calcext:value-type="float">
            <text:p>0.253819</text:p>
          </table:table-cell>
          <table:table-cell table:style-name="Default"/>
          <table:table-cell table:style-name="Default" table:formula="of:=2.04185*[.A13]" office:value-type="float" office:value="18.37665" calcext:value-type="float">
            <text:p>18.37665</text:p>
          </table:table-cell>
          <table:table-cell office:value-type="float" office:value="0.254252" calcext:value-type="float">
            <text:p>0.254252</text:p>
          </table:table-cell>
          <table:table-cell table:style-name="Default"/>
          <table:table-cell table:style-name="Default" table:formula="of:=1.54112*[.A13]" office:value-type="float" office:value="13.87008" calcext:value-type="float">
            <text:p>13.87008</text:p>
          </table:table-cell>
          <table:table-cell office:value-type="float" office:value="0.254051" calcext:value-type="float">
            <text:p>0.254051</text:p>
          </table:table-cell>
          <table:table-cell table:style-name="Default"/>
          <table:table-cell table:style-name="Default" table:formula="of:=1.4595*[.A13]" office:value-type="float" office:value="13.1355" calcext:value-type="float">
            <text:p>13.1355</text:p>
          </table:table-cell>
          <table:table-cell office:value-type="float" office:value="0.255522" calcext:value-type="float">
            <text:p>0.255522</text:p>
          </table:table-cell>
          <table:table-cell/>
          <table:table-cell table:style-name="Default" table:formula="of:=1.45666*[.A13]" office:value-type="float" office:value="13.10994" calcext:value-type="float">
            <text:p>13.10994</text:p>
          </table:table-cell>
          <table:table-cell office:value-type="float" office:value="0.26404" calcext:value-type="float">
            <text:p>0.26404</text:p>
          </table:table-cell>
          <table:table-cell table:style-name="Default"/>
          <table:table-cell table:style-name="Default" table:formula="of:=0.144959*[.A13]" office:value-type="float" office:value="1.304631" calcext:value-type="float">
            <text:p>1.304631</text:p>
          </table:table-cell>
          <table:table-cell table:style-name="Default" table:formula="of:=1.32841*[.A13]" office:value-type="float" office:value="11.95569" calcext:value-type="float">
            <text:p>11.95569</text:p>
          </table:table-cell>
          <table:table-cell office:value-type="float" office:value="0.264611" calcext:value-type="float">
            <text:p>0.26461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style-name="Default" table:formula="of:=0.575542*[.A14]" office:value-type="float" office:value="5.75542" calcext:value-type="float">
            <text:p>5.75542</text:p>
          </table:table-cell>
          <table:table-cell table:style-name="Default" table:formula="of:=13.4051*[.A14]" office:value-type="float" office:value="134.051" calcext:value-type="float">
            <text:p>134.051</text:p>
          </table:table-cell>
          <table:table-cell office:value-type="float" office:value="0.254501" calcext:value-type="float">
            <text:p>0.254501</text:p>
          </table:table-cell>
          <table:table-cell table:style-name="Default"/>
          <table:table-cell table:style-name="Default" table:formula="of:=2.04185*[.A14]" office:value-type="float" office:value="20.4185" calcext:value-type="float">
            <text:p>20.4185</text:p>
          </table:table-cell>
          <table:table-cell office:value-type="float" office:value="0.253874" calcext:value-type="float">
            <text:p>0.253874</text:p>
          </table:table-cell>
          <table:table-cell table:style-name="Default"/>
          <table:table-cell table:style-name="Default" table:formula="of:=1.54112*[.A14]" office:value-type="float" office:value="15.4112" calcext:value-type="float">
            <text:p>15.4112</text:p>
          </table:table-cell>
          <table:table-cell office:value-type="float" office:value="0.254192" calcext:value-type="float">
            <text:p>0.254192</text:p>
          </table:table-cell>
          <table:table-cell table:style-name="Default"/>
          <table:table-cell table:style-name="Default" table:formula="of:=1.4595*[.A14]" office:value-type="float" office:value="14.595" calcext:value-type="float">
            <text:p>14.595</text:p>
          </table:table-cell>
          <table:table-cell office:value-type="float" office:value="0.256116" calcext:value-type="float">
            <text:p>0.256116</text:p>
          </table:table-cell>
          <table:table-cell/>
          <table:table-cell table:style-name="Default" table:formula="of:=1.45666*[.A14]" office:value-type="float" office:value="14.5666" calcext:value-type="float">
            <text:p>14.5666</text:p>
          </table:table-cell>
          <table:table-cell office:value-type="float" office:value="0.262453" calcext:value-type="float">
            <text:p>0.262453</text:p>
          </table:table-cell>
          <table:table-cell table:style-name="Default"/>
          <table:table-cell table:style-name="Default" table:formula="of:=0.144959*[.A14]" office:value-type="float" office:value="1.44959" calcext:value-type="float">
            <text:p>1.44959</text:p>
          </table:table-cell>
          <table:table-cell table:style-name="Default" table:formula="of:=1.32841*[.A14]" office:value-type="float" office:value="13.2841" calcext:value-type="float">
            <text:p>13.2841</text:p>
          </table:table-cell>
          <table:table-cell office:value-type="float" office:value="0.26302" calcext:value-type="float">
            <text:p>0.26302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style-name="Default" table:formula="of:=0.575542*[.A15]" office:value-type="float" office:value="6.330962" calcext:value-type="float">
            <text:p>6.330962</text:p>
          </table:table-cell>
          <table:table-cell table:style-name="Default" table:formula="of:=13.4051*[.A15]" office:value-type="float" office:value="147.4561" calcext:value-type="float">
            <text:p>147.4561</text:p>
          </table:table-cell>
          <table:table-cell office:value-type="float" office:value="0.253631" calcext:value-type="float">
            <text:p>0.253631</text:p>
          </table:table-cell>
          <table:table-cell table:style-name="Default"/>
          <table:table-cell table:style-name="Default" table:formula="of:=2.04185*[.A15]" office:value-type="float" office:value="22.46035" calcext:value-type="float">
            <text:p>22.46035</text:p>
          </table:table-cell>
          <table:table-cell office:value-type="float" office:value="0.253992" calcext:value-type="float">
            <text:p>0.253992</text:p>
          </table:table-cell>
          <table:table-cell table:style-name="Default"/>
          <table:table-cell table:style-name="Default" table:formula="of:=1.54112*[.A15]" office:value-type="float" office:value="16.95232" calcext:value-type="float">
            <text:p>16.95232</text:p>
          </table:table-cell>
          <table:table-cell office:value-type="float" office:value="0.254067" calcext:value-type="float">
            <text:p>0.254067</text:p>
          </table:table-cell>
          <table:table-cell table:style-name="Default"/>
          <table:table-cell table:style-name="Default" table:formula="of:=1.4595*[.A15]" office:value-type="float" office:value="16.0545" calcext:value-type="float">
            <text:p>16.0545</text:p>
          </table:table-cell>
          <table:table-cell office:value-type="float" office:value="0.255282" calcext:value-type="float">
            <text:p>0.255282</text:p>
          </table:table-cell>
          <table:table-cell/>
          <table:table-cell table:style-name="Default" table:formula="of:=1.45666*[.A15]" office:value-type="float" office:value="16.02326" calcext:value-type="float">
            <text:p>16.02326</text:p>
          </table:table-cell>
          <table:table-cell office:value-type="float" office:value="0.26122" calcext:value-type="float">
            <text:p>0.26122</text:p>
          </table:table-cell>
          <table:table-cell table:style-name="Default"/>
          <table:table-cell table:style-name="Default" table:formula="of:=0.144959*[.A15]" office:value-type="float" office:value="1.594549" calcext:value-type="float">
            <text:p>1.594549</text:p>
          </table:table-cell>
          <table:table-cell table:style-name="Default" table:formula="of:=1.32841*[.A15]" office:value-type="float" office:value="14.61251" calcext:value-type="float">
            <text:p>14.61251</text:p>
          </table:table-cell>
          <table:table-cell office:value-type="float" office:value="0.261701" calcext:value-type="float">
            <text:p>0.26170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style-name="Default" table:formula="of:=0.575542*[.A16]" office:value-type="float" office:value="6.906504" calcext:value-type="float">
            <text:p>6.906504</text:p>
          </table:table-cell>
          <table:table-cell table:style-name="Default" table:formula="of:=13.4051*[.A16]" office:value-type="float" office:value="160.8612" calcext:value-type="float">
            <text:p>160.8612</text:p>
          </table:table-cell>
          <table:table-cell office:value-type="float" office:value="0.253581" calcext:value-type="float">
            <text:p>0.253581</text:p>
          </table:table-cell>
          <table:table-cell table:style-name="Default"/>
          <table:table-cell table:style-name="Default" table:formula="of:=2.04185*[.A16]" office:value-type="float" office:value="24.5022" calcext:value-type="float">
            <text:p>24.5022</text:p>
          </table:table-cell>
          <table:table-cell office:value-type="float" office:value="0.25458" calcext:value-type="float">
            <text:p>0.25458</text:p>
          </table:table-cell>
          <table:table-cell table:style-name="Default"/>
          <table:table-cell table:style-name="Default" table:formula="of:=1.54112*[.A16]" office:value-type="float" office:value="18.49344" calcext:value-type="float">
            <text:p>18.49344</text:p>
          </table:table-cell>
          <table:table-cell office:value-type="float" office:value="0.253445" calcext:value-type="float">
            <text:p>0.253445</text:p>
          </table:table-cell>
          <table:table-cell table:style-name="Default"/>
          <table:table-cell table:style-name="Default" table:formula="of:=1.4595*[.A16]" office:value-type="float" office:value="17.514" calcext:value-type="float">
            <text:p>17.514</text:p>
          </table:table-cell>
          <table:table-cell office:value-type="float" office:value="0.255226" calcext:value-type="float">
            <text:p>0.255226</text:p>
          </table:table-cell>
          <table:table-cell/>
          <table:table-cell table:style-name="Default" table:formula="of:=1.45666*[.A16]" office:value-type="float" office:value="17.47992" calcext:value-type="float">
            <text:p>17.47992</text:p>
          </table:table-cell>
          <table:table-cell office:value-type="float" office:value="0.260217" calcext:value-type="float">
            <text:p>0.260217</text:p>
          </table:table-cell>
          <table:table-cell table:style-name="Default"/>
          <table:table-cell table:style-name="Default" table:formula="of:=0.144959*[.A16]" office:value-type="float" office:value="1.739508" calcext:value-type="float">
            <text:p>1.739508</text:p>
          </table:table-cell>
          <table:table-cell table:style-name="Default" table:formula="of:=1.32841*[.A16]" office:value-type="float" office:value="15.94092" calcext:value-type="float">
            <text:p>15.94092</text:p>
          </table:table-cell>
          <table:table-cell office:value-type="float" office:value="0.260607" calcext:value-type="float">
            <text:p>0.260607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style-name="Default" table:formula="of:=0.575542*[.A17]" office:value-type="float" office:value="7.482046" calcext:value-type="float">
            <text:p>7.482046</text:p>
          </table:table-cell>
          <table:table-cell table:style-name="Default" table:formula="of:=13.4051*[.A17]" office:value-type="float" office:value="174.2663" calcext:value-type="float">
            <text:p>174.2663</text:p>
          </table:table-cell>
          <table:table-cell office:value-type="float" office:value="0.253411" calcext:value-type="float">
            <text:p>0.253411</text:p>
          </table:table-cell>
          <table:table-cell table:style-name="Default"/>
          <table:table-cell table:style-name="Default" table:formula="of:=2.04185*[.A17]" office:value-type="float" office:value="26.54405" calcext:value-type="float">
            <text:p>26.54405</text:p>
          </table:table-cell>
          <table:table-cell office:value-type="float" office:value="0.254776" calcext:value-type="float">
            <text:p>0.254776</text:p>
          </table:table-cell>
          <table:table-cell table:style-name="Default"/>
          <table:table-cell table:style-name="Default" table:formula="of:=1.54112*[.A17]" office:value-type="float" office:value="20.03456" calcext:value-type="float">
            <text:p>20.03456</text:p>
          </table:table-cell>
          <table:table-cell office:value-type="float" office:value="0.253497" calcext:value-type="float">
            <text:p>0.253497</text:p>
          </table:table-cell>
          <table:table-cell table:style-name="Default"/>
          <table:table-cell table:style-name="Default" table:formula="of:=1.4595*[.A17]" office:value-type="float" office:value="18.9735" calcext:value-type="float">
            <text:p>18.9735</text:p>
          </table:table-cell>
          <table:table-cell office:value-type="float" office:value="0.255096" calcext:value-type="float">
            <text:p>0.255096</text:p>
          </table:table-cell>
          <table:table-cell/>
          <table:table-cell table:style-name="Default" table:formula="of:=1.45666*[.A17]" office:value-type="float" office:value="18.93658" calcext:value-type="float">
            <text:p>18.93658</text:p>
          </table:table-cell>
          <table:table-cell office:value-type="float" office:value="0.259369" calcext:value-type="float">
            <text:p>0.259369</text:p>
          </table:table-cell>
          <table:table-cell table:style-name="Default"/>
          <table:table-cell table:style-name="Default" table:formula="of:=0.144959*[.A17]" office:value-type="float" office:value="1.884467" calcext:value-type="float">
            <text:p>1.884467</text:p>
          </table:table-cell>
          <table:table-cell table:style-name="Default" table:formula="of:=1.32841*[.A17]" office:value-type="float" office:value="17.26933" calcext:value-type="float">
            <text:p>17.26933</text:p>
          </table:table-cell>
          <table:table-cell office:value-type="float" office:value="0.259675" calcext:value-type="float">
            <text:p>0.25967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style-name="Default" table:formula="of:=0.575542*[.A18]" office:value-type="float" office:value="8.057588" calcext:value-type="float">
            <text:p>8.057588</text:p>
          </table:table-cell>
          <table:table-cell table:style-name="Default" table:formula="of:=13.4051*[.A18]" office:value-type="float" office:value="187.6714" calcext:value-type="float">
            <text:p>187.6714</text:p>
          </table:table-cell>
          <table:table-cell office:value-type="float" office:value="0.253671" calcext:value-type="float">
            <text:p>0.253671</text:p>
          </table:table-cell>
          <table:table-cell table:style-name="Default"/>
          <table:table-cell table:style-name="Default" table:formula="of:=2.04185*[.A18]" office:value-type="float" office:value="28.5859" calcext:value-type="float">
            <text:p>28.5859</text:p>
          </table:table-cell>
          <table:table-cell office:value-type="float" office:value="0.254674" calcext:value-type="float">
            <text:p>0.254674</text:p>
          </table:table-cell>
          <table:table-cell table:style-name="Default"/>
          <table:table-cell table:style-name="Default" table:formula="of:=1.54112*[.A18]" office:value-type="float" office:value="21.57568" calcext:value-type="float">
            <text:p>21.57568</text:p>
          </table:table-cell>
          <table:table-cell office:value-type="float" office:value="0.255764" calcext:value-type="float">
            <text:p>0.255764</text:p>
          </table:table-cell>
          <table:table-cell table:style-name="Default"/>
          <table:table-cell table:style-name="Default" table:formula="of:=1.4595*[.A18]" office:value-type="float" office:value="20.433" calcext:value-type="float">
            <text:p>20.433</text:p>
          </table:table-cell>
          <table:table-cell office:value-type="float" office:value="0.254973" calcext:value-type="float">
            <text:p>0.254973</text:p>
          </table:table-cell>
          <table:table-cell/>
          <table:table-cell table:style-name="Default" table:formula="of:=1.45666*[.A18]" office:value-type="float" office:value="20.39324" calcext:value-type="float">
            <text:p>20.39324</text:p>
          </table:table-cell>
          <table:table-cell office:value-type="float" office:value="0.258672" calcext:value-type="float">
            <text:p>0.258672</text:p>
          </table:table-cell>
          <table:table-cell table:style-name="Default"/>
          <table:table-cell table:style-name="Default" table:formula="of:=0.144959*[.A18]" office:value-type="float" office:value="2.029426" calcext:value-type="float">
            <text:p>2.029426</text:p>
          </table:table-cell>
          <table:table-cell table:style-name="Default" table:formula="of:=1.32841*[.A18]" office:value-type="float" office:value="18.59774" calcext:value-type="float">
            <text:p>18.59774</text:p>
          </table:table-cell>
          <table:table-cell office:value-type="float" office:value="0.25885" calcext:value-type="float">
            <text:p>0.2588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style-name="Default" table:formula="of:=0.575542*[.A19]" office:value-type="float" office:value="8.63313" calcext:value-type="float">
            <text:p>8.63313</text:p>
          </table:table-cell>
          <table:table-cell table:style-name="Default" table:formula="of:=13.4051*[.A19]" office:value-type="float" office:value="201.0765" calcext:value-type="float">
            <text:p>201.0765</text:p>
          </table:table-cell>
          <table:table-cell office:value-type="float" office:value="0.2557" calcext:value-type="float">
            <text:p>0.2557</text:p>
          </table:table-cell>
          <table:table-cell table:style-name="Default"/>
          <table:table-cell table:style-name="Default" table:formula="of:=2.04185*[.A19]" office:value-type="float" office:value="30.62775" calcext:value-type="float">
            <text:p>30.62775</text:p>
          </table:table-cell>
          <table:table-cell office:value-type="float" office:value="0.253709" calcext:value-type="float">
            <text:p>0.253709</text:p>
          </table:table-cell>
          <table:table-cell table:style-name="Default"/>
          <table:table-cell table:style-name="Default" table:formula="of:=1.54112*[.A19]" office:value-type="float" office:value="23.1168" calcext:value-type="float">
            <text:p>23.1168</text:p>
          </table:table-cell>
          <table:table-cell office:value-type="float" office:value="0.25343" calcext:value-type="float">
            <text:p>0.25343</text:p>
          </table:table-cell>
          <table:table-cell table:style-name="Default"/>
          <table:table-cell table:style-name="Default" table:formula="of:=1.4595*[.A19]" office:value-type="float" office:value="21.8925" calcext:value-type="float">
            <text:p>21.8925</text:p>
          </table:table-cell>
          <table:table-cell office:value-type="float" office:value="0.25491" calcext:value-type="float">
            <text:p>0.25491</text:p>
          </table:table-cell>
          <table:table-cell/>
          <table:table-cell table:style-name="Default" table:formula="of:=1.45666*[.A19]" office:value-type="float" office:value="21.8499" calcext:value-type="float">
            <text:p>21.8499</text:p>
          </table:table-cell>
          <table:table-cell office:value-type="float" office:value="0.258045" calcext:value-type="float">
            <text:p>0.258045</text:p>
          </table:table-cell>
          <table:table-cell table:style-name="Default"/>
          <table:table-cell table:style-name="Default" table:formula="of:=0.144959*[.A19]" office:value-type="float" office:value="2.174385" calcext:value-type="float">
            <text:p>2.174385</text:p>
          </table:table-cell>
          <table:table-cell table:style-name="Default" table:formula="of:=1.32841*[.A19]" office:value-type="float" office:value="19.92615" calcext:value-type="float">
            <text:p>19.92615</text:p>
          </table:table-cell>
          <table:table-cell office:value-type="float" office:value="0.258197" calcext:value-type="float">
            <text:p>0.258197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style-name="Default" table:formula="of:=0.575542*[.A20]" office:value-type="float" office:value="9.208672" calcext:value-type="float">
            <text:p>9.208672</text:p>
          </table:table-cell>
          <table:table-cell table:style-name="Default" table:formula="of:=13.4051*[.A20]" office:value-type="float" office:value="214.4816" calcext:value-type="float">
            <text:p>214.4816</text:p>
          </table:table-cell>
          <table:table-cell office:value-type="float" office:value="0.253489" calcext:value-type="float">
            <text:p>0.253489</text:p>
          </table:table-cell>
          <table:table-cell table:style-name="Default"/>
          <table:table-cell table:style-name="Default" table:formula="of:=2.04185*[.A20]" office:value-type="float" office:value="32.6696" calcext:value-type="float">
            <text:p>32.6696</text:p>
          </table:table-cell>
          <table:table-cell office:value-type="float" office:value="0.253732" calcext:value-type="float">
            <text:p>0.253732</text:p>
          </table:table-cell>
          <table:table-cell table:style-name="Default"/>
          <table:table-cell table:style-name="Default" table:formula="of:=1.54112*[.A20]" office:value-type="float" office:value="24.65792" calcext:value-type="float">
            <text:p>24.65792</text:p>
          </table:table-cell>
          <table:table-cell office:value-type="float" office:value="0.253842" calcext:value-type="float">
            <text:p>0.253842</text:p>
          </table:table-cell>
          <table:table-cell table:style-name="Default"/>
          <table:table-cell table:style-name="Default" table:formula="of:=1.4595*[.A20]" office:value-type="float" office:value="23.352" calcext:value-type="float">
            <text:p>23.352</text:p>
          </table:table-cell>
          <table:table-cell office:value-type="float" office:value="0.255074" calcext:value-type="float">
            <text:p>0.255074</text:p>
          </table:table-cell>
          <table:table-cell/>
          <table:table-cell table:style-name="Default" table:formula="of:=1.45666*[.A20]" office:value-type="float" office:value="23.30656" calcext:value-type="float">
            <text:p>23.30656</text:p>
          </table:table-cell>
          <table:table-cell office:value-type="float" office:value="0.257516" calcext:value-type="float">
            <text:p>0.257516</text:p>
          </table:table-cell>
          <table:table-cell table:style-name="Default"/>
          <table:table-cell table:style-name="Default" table:formula="of:=0.144959*[.A20]" office:value-type="float" office:value="2.319344" calcext:value-type="float">
            <text:p>2.319344</text:p>
          </table:table-cell>
          <table:table-cell table:style-name="Default" table:formula="of:=1.32841*[.A20]" office:value-type="float" office:value="21.25456" calcext:value-type="float">
            <text:p>21.25456</text:p>
          </table:table-cell>
          <table:table-cell office:value-type="float" office:value="0.257662" calcext:value-type="float">
            <text:p>0.257662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style-name="Default" table:formula="of:=0.575542*[.A21]" office:value-type="float" office:value="9.784214" calcext:value-type="float">
            <text:p>9.784214</text:p>
          </table:table-cell>
          <table:table-cell table:style-name="Default" table:formula="of:=13.4051*[.A21]" office:value-type="float" office:value="227.8867" calcext:value-type="float">
            <text:p>227.8867</text:p>
          </table:table-cell>
          <table:table-cell office:value-type="float" office:value="0.254651" calcext:value-type="float">
            <text:p>0.254651</text:p>
          </table:table-cell>
          <table:table-cell table:style-name="Default"/>
          <table:table-cell table:style-name="Default" table:formula="of:=2.04185*[.A21]" office:value-type="float" office:value="34.71145" calcext:value-type="float">
            <text:p>34.71145</text:p>
          </table:table-cell>
          <table:table-cell office:value-type="float" office:value="0.254245" calcext:value-type="float">
            <text:p>0.254245</text:p>
          </table:table-cell>
          <table:table-cell table:style-name="Default"/>
          <table:table-cell table:style-name="Default" table:formula="of:=1.54112*[.A21]" office:value-type="float" office:value="26.19904" calcext:value-type="float">
            <text:p>26.19904</text:p>
          </table:table-cell>
          <table:table-cell office:value-type="float" office:value="0.253603" calcext:value-type="float">
            <text:p>0.253603</text:p>
          </table:table-cell>
          <table:table-cell table:style-name="Default"/>
          <table:table-cell table:style-name="Default" table:formula="of:=1.4595*[.A21]" office:value-type="float" office:value="24.8115" calcext:value-type="float">
            <text:p>24.8115</text:p>
          </table:table-cell>
          <table:table-cell office:value-type="float" office:value="0.254799" calcext:value-type="float">
            <text:p>0.254799</text:p>
          </table:table-cell>
          <table:table-cell/>
          <table:table-cell table:style-name="Default" table:formula="of:=1.45666*[.A21]" office:value-type="float" office:value="24.76322" calcext:value-type="float">
            <text:p>24.76322</text:p>
          </table:table-cell>
          <table:table-cell office:value-type="float" office:value="0.257033" calcext:value-type="float">
            <text:p>0.257033</text:p>
          </table:table-cell>
          <table:table-cell table:style-name="Default"/>
          <table:table-cell table:style-name="Default" table:formula="of:=0.144959*[.A21]" office:value-type="float" office:value="2.464303" calcext:value-type="float">
            <text:p>2.464303</text:p>
          </table:table-cell>
          <table:table-cell table:style-name="Default" table:formula="of:=1.32841*[.A21]" office:value-type="float" office:value="22.58297" calcext:value-type="float">
            <text:p>22.58297</text:p>
          </table:table-cell>
          <table:table-cell office:value-type="float" office:value="0.257192" calcext:value-type="float">
            <text:p>0.257192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style-name="Default" table:formula="of:=0.575542*[.A22]" office:value-type="float" office:value="10.359756" calcext:value-type="float">
            <text:p>10.359756</text:p>
          </table:table-cell>
          <table:table-cell table:style-name="Default" table:formula="of:=13.4051*[.A22]" office:value-type="float" office:value="241.2918" calcext:value-type="float">
            <text:p>241.2918</text:p>
          </table:table-cell>
          <table:table-cell office:value-type="float" office:value="0.253394" calcext:value-type="float">
            <text:p>0.253394</text:p>
          </table:table-cell>
          <table:table-cell table:style-name="Default"/>
          <table:table-cell table:style-name="Default" table:formula="of:=2.04185*[.A22]" office:value-type="float" office:value="36.7533" calcext:value-type="float">
            <text:p>36.7533</text:p>
          </table:table-cell>
          <table:table-cell office:value-type="float" office:value="0.253441" calcext:value-type="float">
            <text:p>0.253441</text:p>
          </table:table-cell>
          <table:table-cell table:style-name="Default"/>
          <table:table-cell table:style-name="Default" table:formula="of:=1.54112*[.A22]" office:value-type="float" office:value="27.74016" calcext:value-type="float">
            <text:p>27.74016</text:p>
          </table:table-cell>
          <table:table-cell office:value-type="float" office:value="0.253342" calcext:value-type="float">
            <text:p>0.253342</text:p>
          </table:table-cell>
          <table:table-cell table:style-name="Default"/>
          <table:table-cell table:style-name="Default" table:formula="of:=1.4595*[.A22]" office:value-type="float" office:value="26.271" calcext:value-type="float">
            <text:p>26.271</text:p>
          </table:table-cell>
          <table:table-cell office:value-type="float" office:value="0.254753" calcext:value-type="float">
            <text:p>0.254753</text:p>
          </table:table-cell>
          <table:table-cell/>
          <table:table-cell table:style-name="Default" table:formula="of:=1.45666*[.A22]" office:value-type="float" office:value="26.21988" calcext:value-type="float">
            <text:p>26.21988</text:p>
          </table:table-cell>
          <table:table-cell office:value-type="float" office:value="0.256617" calcext:value-type="float">
            <text:p>0.256617</text:p>
          </table:table-cell>
          <table:table-cell table:style-name="Default"/>
          <table:table-cell table:style-name="Default" table:formula="of:=0.144959*[.A22]" office:value-type="float" office:value="2.609262" calcext:value-type="float">
            <text:p>2.609262</text:p>
          </table:table-cell>
          <table:table-cell table:style-name="Default" table:formula="of:=1.32841*[.A22]" office:value-type="float" office:value="23.91138" calcext:value-type="float">
            <text:p>23.91138</text:p>
          </table:table-cell>
          <table:table-cell office:value-type="float" office:value="0.256781" calcext:value-type="float">
            <text:p>0.25678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style-name="Default" table:formula="of:=0.575542*[.A23]" office:value-type="float" office:value="10.935298" calcext:value-type="float">
            <text:p>10.935298</text:p>
          </table:table-cell>
          <table:table-cell table:style-name="Default" table:formula="of:=13.4051*[.A23]" office:value-type="float" office:value="254.6969" calcext:value-type="float">
            <text:p>254.6969</text:p>
          </table:table-cell>
          <table:table-cell office:value-type="float" office:value="0.253371" calcext:value-type="float">
            <text:p>0.253371</text:p>
          </table:table-cell>
          <table:table-cell table:style-name="Default"/>
          <table:table-cell table:style-name="Default" table:formula="of:=2.04185*[.A23]" office:value-type="float" office:value="38.79515" calcext:value-type="float">
            <text:p>38.79515</text:p>
          </table:table-cell>
          <table:table-cell office:value-type="float" office:value="0.254602" calcext:value-type="float">
            <text:p>0.254602</text:p>
          </table:table-cell>
          <table:table-cell table:style-name="Default"/>
          <table:table-cell table:style-name="Default" table:formula="of:=1.54112*[.A23]" office:value-type="float" office:value="29.28128" calcext:value-type="float">
            <text:p>29.28128</text:p>
          </table:table-cell>
          <table:table-cell office:value-type="float" office:value="0.253441" calcext:value-type="float">
            <text:p>0.253441</text:p>
          </table:table-cell>
          <table:table-cell table:style-name="Default"/>
          <table:table-cell table:style-name="Default" table:formula="of:=1.4595*[.A23]" office:value-type="float" office:value="27.7305" calcext:value-type="float">
            <text:p>27.7305</text:p>
          </table:table-cell>
          <table:table-cell office:value-type="float" office:value="0.254756" calcext:value-type="float">
            <text:p>0.254756</text:p>
          </table:table-cell>
          <table:table-cell/>
          <table:table-cell table:style-name="Default" table:formula="of:=1.45666*[.A23]" office:value-type="float" office:value="27.67654" calcext:value-type="float">
            <text:p>27.67654</text:p>
          </table:table-cell>
          <table:table-cell office:value-type="float" office:value="0.25625" calcext:value-type="float">
            <text:p>0.25625</text:p>
          </table:table-cell>
          <table:table-cell table:style-name="Default"/>
          <table:table-cell table:style-name="Default" table:formula="of:=0.144959*[.A23]" office:value-type="float" office:value="2.754221" calcext:value-type="float">
            <text:p>2.754221</text:p>
          </table:table-cell>
          <table:table-cell table:style-name="Default" table:formula="of:=1.32841*[.A23]" office:value-type="float" office:value="25.23979" calcext:value-type="float">
            <text:p>25.23979</text:p>
          </table:table-cell>
          <table:table-cell office:value-type="float" office:value="0.256414" calcext:value-type="float">
            <text:p>0.256414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style-name="Default" table:formula="of:=0.575542*[.A24]" office:value-type="float" office:value="11.51084" calcext:value-type="float">
            <text:p>11.51084</text:p>
          </table:table-cell>
          <table:table-cell table:style-name="Default" table:formula="of:=13.4051*[.A24]" office:value-type="float" office:value="268.102" calcext:value-type="float">
            <text:p>268.102</text:p>
          </table:table-cell>
          <table:table-cell office:value-type="float" office:value="0.254028" calcext:value-type="float">
            <text:p>0.254028</text:p>
          </table:table-cell>
          <table:table-cell table:style-name="Default"/>
          <table:table-cell table:style-name="Default" table:formula="of:=2.04185*[.A24]" office:value-type="float" office:value="40.837" calcext:value-type="float">
            <text:p>40.837</text:p>
          </table:table-cell>
          <table:table-cell office:value-type="float" office:value="0.253632" calcext:value-type="float">
            <text:p>0.253632</text:p>
          </table:table-cell>
          <table:table-cell table:style-name="Default"/>
          <table:table-cell table:style-name="Default" table:formula="of:=1.54112*[.A24]" office:value-type="float" office:value="30.8224" calcext:value-type="float">
            <text:p>30.8224</text:p>
          </table:table-cell>
          <table:table-cell office:value-type="float" office:value="0.253453" calcext:value-type="float">
            <text:p>0.253453</text:p>
          </table:table-cell>
          <table:table-cell table:style-name="Default"/>
          <table:table-cell table:style-name="Default" table:formula="of:=1.4595*[.A24]" office:value-type="float" office:value="29.19" calcext:value-type="float">
            <text:p>29.19</text:p>
          </table:table-cell>
          <table:table-cell office:value-type="float" office:value="0.25464" calcext:value-type="float">
            <text:p>0.25464</text:p>
          </table:table-cell>
          <table:table-cell/>
          <table:table-cell table:style-name="Default" table:formula="of:=1.45666*[.A24]" office:value-type="float" office:value="29.1332" calcext:value-type="float">
            <text:p>29.1332</text:p>
          </table:table-cell>
          <table:table-cell office:value-type="float" office:value="0.25594" calcext:value-type="float">
            <text:p>0.25594</text:p>
          </table:table-cell>
          <table:table-cell table:style-name="Default"/>
          <table:table-cell table:style-name="Default" table:formula="of:=0.144959*[.A24]" office:value-type="float" office:value="2.89918" calcext:value-type="float">
            <text:p>2.89918</text:p>
          </table:table-cell>
          <table:table-cell table:style-name="Default" table:formula="of:=1.32841*[.A24]" office:value-type="float" office:value="26.5682" calcext:value-type="float">
            <text:p>26.5682</text:p>
          </table:table-cell>
          <table:table-cell office:value-type="float" office:value="0.256121" calcext:value-type="float">
            <text:p>0.25612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style-name="Default" table:formula="of:=0.575542*[.A25]" office:value-type="float" office:value="12.086382" calcext:value-type="float">
            <text:p>12.086382</text:p>
          </table:table-cell>
          <table:table-cell table:style-name="Default" table:formula="of:=13.4051*[.A25]" office:value-type="float" office:value="281.5071" calcext:value-type="float">
            <text:p>281.5071</text:p>
          </table:table-cell>
          <table:table-cell office:value-type="float" office:value="0.253335" calcext:value-type="float">
            <text:p>0.253335</text:p>
          </table:table-cell>
          <table:table-cell table:style-name="Default"/>
          <table:table-cell table:style-name="Default" table:formula="of:=2.04185*[.A25]" office:value-type="float" office:value="42.87885" calcext:value-type="float">
            <text:p>42.87885</text:p>
          </table:table-cell>
          <table:table-cell office:value-type="float" office:value="0.253336" calcext:value-type="float">
            <text:p>0.253336</text:p>
          </table:table-cell>
          <table:table-cell table:style-name="Default"/>
          <table:table-cell table:style-name="Default" table:formula="of:=1.54112*[.A25]" office:value-type="float" office:value="32.36352" calcext:value-type="float">
            <text:p>32.36352</text:p>
          </table:table-cell>
          <table:table-cell office:value-type="float" office:value="0.253342" calcext:value-type="float">
            <text:p>0.253342</text:p>
          </table:table-cell>
          <table:table-cell table:style-name="Default"/>
          <table:table-cell table:style-name="Default" table:formula="of:=1.4595*[.A25]" office:value-type="float" office:value="30.6495" calcext:value-type="float">
            <text:p>30.6495</text:p>
          </table:table-cell>
          <table:table-cell office:value-type="float" office:value="0.254599" calcext:value-type="float">
            <text:p>0.254599</text:p>
          </table:table-cell>
          <table:table-cell/>
          <table:table-cell table:style-name="Default" table:formula="of:=1.45666*[.A25]" office:value-type="float" office:value="30.58986" calcext:value-type="float">
            <text:p>30.58986</text:p>
          </table:table-cell>
          <table:table-cell office:value-type="float" office:value="0.255674" calcext:value-type="float">
            <text:p>0.255674</text:p>
          </table:table-cell>
          <table:table-cell table:style-name="Default"/>
          <table:table-cell table:style-name="Default" table:formula="of:=0.144959*[.A25]" office:value-type="float" office:value="3.044139" calcext:value-type="float">
            <text:p>3.044139</text:p>
          </table:table-cell>
          <table:table-cell table:style-name="Default" table:formula="of:=1.32841*[.A25]" office:value-type="float" office:value="27.89661" calcext:value-type="float">
            <text:p>27.89661</text:p>
          </table:table-cell>
          <table:table-cell office:value-type="float" office:value="0.255861" calcext:value-type="float">
            <text:p>0.255861</text:p>
          </table:table-cell>
          <table:table-cell table:style-name="Default"/>
          <table:table-cell table:number-columns-repeated="100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28:39.679874569</meta:creation-date>
    <dc:date>2018-09-30T15:07:49.053347437</dc:date>
    <meta:editing-duration>P3DT1H8M49S</meta:editing-duration>
    <meta:editing-cycles>50</meta:editing-cycles>
    <meta:generator>LibreOffice/5.1.6.2$Linux_X86_64 LibreOffice_project/10m0$Build-2</meta:generator>
    <meta:document-statistic meta:table-count="1" meta:cell-count="3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3cm" svg:height="17.848cm" xlink:href=".." xlink:type="simple" chart:class="chart:line" chart:column-mapping="4 0 2 1 3" chart:style-name="ch1">
        <chart:legend chart:legend-position="end" svg:x="22.351cm" svg:y="7.629cm" style:legend-expansion="high" chart:style-name="ch2"/>
        <chart:plot-area chart:style-name="ch3" table:cell-range-address="'lambda 0.001'.V5:'lambda 0.001'.V25 'lambda 0.001'.F5:'lambda 0.001'.F25 'lambda 0.001'.L5:'lambda 0.001'.L25 'lambda 0.001'.I5:'lambda 0.001'.I25 'lambda 0.001'.R5:'lambda 0.001'.R25" svg:x="0.504cm" svg:y="0.356cm" svg:width="21.343cm" svg:height="17.136cm">
          <chartooo:coordinate-region svg:x="1.416cm" svg:y="0.555cm" svg:width="20.244cm" svg:height="16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V5:'lambda 0.001'.V25" chart:class="chart:line">
            <chart:data-point chart:repeated="21"/>
          </chart:series>
          <chart:series chart:style-name="ch8" chart:values-cell-range-address="'lambda 0.001'.F5:'lambda 0.001'.F25" chart:class="chart:line">
            <chart:data-point chart:repeated="21"/>
          </chart:series>
          <chart:series chart:style-name="ch9" chart:values-cell-range-address="'lambda 0.001'.L5:'lambda 0.001'.L25" chart:class="chart:line">
            <chart:data-point chart:repeated="21"/>
          </chart:series>
          <chart:series chart:style-name="ch10" chart:values-cell-range-address="'lambda 0.001'.I5:'lambda 0.001'.I25" chart:class="chart:line">
            <chart:data-point chart:repeated="21"/>
          </chart:series>
          <chart:series chart:style-name="ch11" chart:values-cell-range-address="'lambda 0.001'.R5:'lambda 0.001'.R25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I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1'.V5:'lambda 0.001'.V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0.691097">
                <text:p>0.691097</text:p>
                <draw:g>
                  <svg:desc>'lambda 0.001'.L5:'lambda 0.001'.L25</svg:desc>
                </draw:g>
              </table:table-cell>
              <table:table-cell office:value-type="float" office:value="0.691097">
                <text:p>0.691097</text:p>
                <draw:g>
                  <svg:desc>'lambda 0.001'.I5:'lambda 0.001'.I25</svg:desc>
                </draw:g>
              </table:table-cell>
              <table:table-cell office:value-type="float" office:value="0.691097">
                <text:p>0.691097</text:p>
                <draw:g>
                  <svg:desc>'lambda 0.001'.R5:'lambda 0.001'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9954">
                <text:p>0.299954</text:p>
              </table:table-cell>
              <table:table-cell office:value-type="float" office:value="0.269033">
                <text:p>0.269033</text:p>
              </table:table-cell>
              <table:table-cell office:value-type="float" office:value="0.258764">
                <text:p>0.258764</text:p>
              </table:table-cell>
              <table:table-cell office:value-type="float" office:value="0.285205">
                <text:p>0.285205</text:p>
              </table:table-cell>
              <table:table-cell office:value-type="float" office:value="0.333687">
                <text:p>0.333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9669">
                <text:p>0.289669</text:p>
              </table:table-cell>
              <table:table-cell office:value-type="float" office:value="0.255873">
                <text:p>0.255873</text:p>
              </table:table-cell>
              <table:table-cell office:value-type="float" office:value="0.25552">
                <text:p>0.25552</text:p>
              </table:table-cell>
              <table:table-cell office:value-type="float" office:value="0.257984">
                <text:p>0.257984</text:p>
              </table:table-cell>
              <table:table-cell office:value-type="float" office:value="0.302353">
                <text:p>0.30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2309">
                <text:p>0.282309</text:p>
              </table:table-cell>
              <table:table-cell office:value-type="float" office:value="0.255581">
                <text:p>0.255581</text:p>
              </table:table-cell>
              <table:table-cell office:value-type="float" office:value="0.255128">
                <text:p>0.255128</text:p>
              </table:table-cell>
              <table:table-cell office:value-type="float" office:value="0.258637">
                <text:p>0.258637</text:p>
              </table:table-cell>
              <table:table-cell office:value-type="float" office:value="0.287841">
                <text:p>0.287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04">
                <text:p>0.27704</text:p>
              </table:table-cell>
              <table:table-cell office:value-type="float" office:value="0.254539">
                <text:p>0.254539</text:p>
              </table:table-cell>
              <table:table-cell office:value-type="float" office:value="0.254612">
                <text:p>0.254612</text:p>
              </table:table-cell>
              <table:table-cell office:value-type="float" office:value="0.25514">
                <text:p>0.25514</text:p>
              </table:table-cell>
              <table:table-cell office:value-type="float" office:value="0.278985">
                <text:p>0.278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2459">
                <text:p>0.272459</text:p>
              </table:table-cell>
              <table:table-cell office:value-type="float" office:value="0.254555">
                <text:p>0.254555</text:p>
              </table:table-cell>
              <table:table-cell office:value-type="float" office:value="0.254311">
                <text:p>0.254311</text:p>
              </table:table-cell>
              <table:table-cell office:value-type="float" office:value="0.257432">
                <text:p>0.257432</text:p>
              </table:table-cell>
              <table:table-cell office:value-type="float" office:value="0.273064">
                <text:p>0.273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9185">
                <text:p>0.269185</text:p>
              </table:table-cell>
              <table:table-cell office:value-type="float" office:value="0.254085">
                <text:p>0.254085</text:p>
              </table:table-cell>
              <table:table-cell office:value-type="float" office:value="0.254131">
                <text:p>0.254131</text:p>
              </table:table-cell>
              <table:table-cell office:value-type="float" office:value="0.255621">
                <text:p>0.255621</text:p>
              </table:table-cell>
              <table:table-cell office:value-type="float" office:value="0.269131">
                <text:p>0.269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31">
                <text:p>0.266531</text:p>
              </table:table-cell>
              <table:table-cell office:value-type="float" office:value="0.253818">
                <text:p>0.253818</text:p>
              </table:table-cell>
              <table:table-cell office:value-type="float" office:value="0.253762">
                <text:p>0.253762</text:p>
              </table:table-cell>
              <table:table-cell office:value-type="float" office:value="0.254947">
                <text:p>0.254947</text:p>
              </table:table-cell>
              <table:table-cell office:value-type="float" office:value="0.266229">
                <text:p>0.266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4611">
                <text:p>0.264611</text:p>
              </table:table-cell>
              <table:table-cell office:value-type="float" office:value="0.253819">
                <text:p>0.253819</text:p>
              </table:table-cell>
              <table:table-cell office:value-type="float" office:value="0.254051">
                <text:p>0.254051</text:p>
              </table:table-cell>
              <table:table-cell office:value-type="float" office:value="0.254252">
                <text:p>0.254252</text:p>
              </table:table-cell>
              <table:table-cell office:value-type="float" office:value="0.26404">
                <text:p>0.26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02">
                <text:p>0.26302</text:p>
              </table:table-cell>
              <table:table-cell office:value-type="float" office:value="0.254501">
                <text:p>0.254501</text:p>
              </table:table-cell>
              <table:table-cell office:value-type="float" office:value="0.254192">
                <text:p>0.254192</text:p>
              </table:table-cell>
              <table:table-cell office:value-type="float" office:value="0.253874">
                <text:p>0.253874</text:p>
              </table:table-cell>
              <table:table-cell office:value-type="float" office:value="0.262453">
                <text:p>0.26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1701">
                <text:p>0.261701</text:p>
              </table:table-cell>
              <table:table-cell office:value-type="float" office:value="0.253631">
                <text:p>0.253631</text:p>
              </table:table-cell>
              <table:table-cell office:value-type="float" office:value="0.254067">
                <text:p>0.254067</text:p>
              </table:table-cell>
              <table:table-cell office:value-type="float" office:value="0.253992">
                <text:p>0.253992</text:p>
              </table:table-cell>
              <table:table-cell office:value-type="float" office:value="0.26122">
                <text:p>0.26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0607">
                <text:p>0.260607</text:p>
              </table:table-cell>
              <table:table-cell office:value-type="float" office:value="0.253581">
                <text:p>0.253581</text:p>
              </table:table-cell>
              <table:table-cell office:value-type="float" office:value="0.253445">
                <text:p>0.253445</text:p>
              </table:table-cell>
              <table:table-cell office:value-type="float" office:value="0.25458">
                <text:p>0.25458</text:p>
              </table:table-cell>
              <table:table-cell office:value-type="float" office:value="0.260217">
                <text:p>0.260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675">
                <text:p>0.259675</text:p>
              </table:table-cell>
              <table:table-cell office:value-type="float" office:value="0.253411">
                <text:p>0.253411</text:p>
              </table:table-cell>
              <table:table-cell office:value-type="float" office:value="0.253497">
                <text:p>0.253497</text:p>
              </table:table-cell>
              <table:table-cell office:value-type="float" office:value="0.254776">
                <text:p>0.254776</text:p>
              </table:table-cell>
              <table:table-cell office:value-type="float" office:value="0.259369">
                <text:p>0.259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885">
                <text:p>0.25885</text:p>
              </table:table-cell>
              <table:table-cell office:value-type="float" office:value="0.253671">
                <text:p>0.253671</text:p>
              </table:table-cell>
              <table:table-cell office:value-type="float" office:value="0.255764">
                <text:p>0.255764</text:p>
              </table:table-cell>
              <table:table-cell office:value-type="float" office:value="0.254674">
                <text:p>0.254674</text:p>
              </table:table-cell>
              <table:table-cell office:value-type="float" office:value="0.258672">
                <text:p>0.258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8197">
                <text:p>0.258197</text:p>
              </table:table-cell>
              <table:table-cell office:value-type="float" office:value="0.2557">
                <text:p>0.2557</text:p>
              </table:table-cell>
              <table:table-cell office:value-type="float" office:value="0.25343">
                <text:p>0.25343</text:p>
              </table:table-cell>
              <table:table-cell office:value-type="float" office:value="0.253709">
                <text:p>0.253709</text:p>
              </table:table-cell>
              <table:table-cell office:value-type="float" office:value="0.258045">
                <text:p>0.258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662">
                <text:p>0.257662</text:p>
              </table:table-cell>
              <table:table-cell office:value-type="float" office:value="0.253489">
                <text:p>0.253489</text:p>
              </table:table-cell>
              <table:table-cell office:value-type="float" office:value="0.253842">
                <text:p>0.253842</text:p>
              </table:table-cell>
              <table:table-cell office:value-type="float" office:value="0.253732">
                <text:p>0.253732</text:p>
              </table:table-cell>
              <table:table-cell office:value-type="float" office:value="0.257516">
                <text:p>0.257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192">
                <text:p>0.257192</text:p>
              </table:table-cell>
              <table:table-cell office:value-type="float" office:value="0.254651">
                <text:p>0.254651</text:p>
              </table:table-cell>
              <table:table-cell office:value-type="float" office:value="0.253603">
                <text:p>0.253603</text:p>
              </table:table-cell>
              <table:table-cell office:value-type="float" office:value="0.254245">
                <text:p>0.254245</text:p>
              </table:table-cell>
              <table:table-cell office:value-type="float" office:value="0.257033">
                <text:p>0.257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6781">
                <text:p>0.256781</text:p>
              </table:table-cell>
              <table:table-cell office:value-type="float" office:value="0.253394">
                <text:p>0.253394</text:p>
              </table:table-cell>
              <table:table-cell office:value-type="float" office:value="0.253342">
                <text:p>0.253342</text:p>
              </table:table-cell>
              <table:table-cell office:value-type="float" office:value="0.253441">
                <text:p>0.253441</text:p>
              </table:table-cell>
              <table:table-cell office:value-type="float" office:value="0.256617">
                <text:p>0.256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414">
                <text:p>0.256414</text:p>
              </table:table-cell>
              <table:table-cell office:value-type="float" office:value="0.253371">
                <text:p>0.253371</text:p>
              </table:table-cell>
              <table:table-cell office:value-type="float" office:value="0.253441">
                <text:p>0.253441</text:p>
              </table:table-cell>
              <table:table-cell office:value-type="float" office:value="0.254602">
                <text:p>0.254602</text:p>
              </table:table-cell>
              <table:table-cell office:value-type="float" office:value="0.25625">
                <text:p>0.2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121">
                <text:p>0.256121</text:p>
              </table:table-cell>
              <table:table-cell office:value-type="float" office:value="0.254028">
                <text:p>0.254028</text:p>
              </table:table-cell>
              <table:table-cell office:value-type="float" office:value="0.253453">
                <text:p>0.253453</text:p>
              </table:table-cell>
              <table:table-cell office:value-type="float" office:value="0.253632">
                <text:p>0.253632</text:p>
              </table:table-cell>
              <table:table-cell office:value-type="float" office:value="0.25594">
                <text:p>0.2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5861">
                <text:p>0.255861</text:p>
              </table:table-cell>
              <table:table-cell office:value-type="float" office:value="0.253335">
                <text:p>0.253335</text:p>
              </table:table-cell>
              <table:table-cell office:value-type="float" office:value="0.253342">
                <text:p>0.253342</text:p>
              </table:table-cell>
              <table:table-cell office:value-type="float" office:value="0.253336">
                <text:p>0.253336</text:p>
              </table:table-cell>
              <table:table-cell office:value-type="float" office:value="0.255674">
                <text:p>0.255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25cm" svg:height="17.01cm" xlink:href=".." xlink:type="simple" chart:class="chart:scatter" chart:column-mapping="3 4 4 0 0 2 1" chart:style-name="ch1">
        <chart:legend chart:legend-position="end" svg:x="22.046cm" svg:y="6.961cm" style:legend-expansion="high" chart:style-name="ch2"/>
        <chart:plot-area chart:style-name="ch3" table:cell-range-address="'lambda 0.001'.U5:'lambda 0.001'.V25 'lambda 0.001'.F5:'lambda 0.001'.F25 'lambda 0.001'.R5:'lambda 0.001'.R25 'lambda 0.001'.O5:'lambda 0.001'.O25" svg:x="0.498cm" svg:y="0.34cm" svg:width="21.05cm" svg:height="16.33cm">
          <chartooo:coordinate-region svg:x="1.41cm" svg:y="0.54cm" svg:width="19.766cm" svg:height="15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V5:'lambda 0.001'.V25" chart:class="chart:scatter">
            <chart:domain table:cell-range-address="'lambda 0.001'.U5:'lambda 0.001'.U25"/>
            <chart:data-point chart:repeated="21"/>
          </chart:series>
          <chart:series chart:style-name="ch8" chart:values-cell-range-address="'lambda 0.001'.V5:'lambda 0.001'.V25" chart:class="chart:scatter">
            <chart:domain table:cell-range-address="'lambda 0.001'.T5:'lambda 0.001'.T25"/>
            <chart:data-point chart:repeated="21"/>
          </chart:series>
          <chart:series chart:style-name="ch9" chart:values-cell-range-address="'lambda 0.001'.F5:'lambda 0.001'.F25" chart:class="chart:scatter">
            <chart:domain table:cell-range-address="'lambda 0.001'.D5:'lambda 0.001'.D25"/>
            <chart:data-point chart:repeated="21"/>
          </chart:series>
          <chart:series chart:style-name="ch10" chart:values-cell-range-address="'lambda 0.001'.F5:'lambda 0.001'.F25" chart:class="chart:scatter">
            <chart:domain table:cell-range-address="'lambda 0.001'.E5:'lambda 0.001'.E25"/>
            <chart:data-point chart:repeated="21"/>
          </chart:series>
          <chart:series chart:style-name="ch11" chart:values-cell-range-address="'lambda 0.001'.R5:'lambda 0.001'.R25" chart:class="chart:scatter">
            <chart:domain table:cell-range-address="'lambda 0.001'.Q5:'lambda 0.001'.Q25"/>
            <chart:data-point chart:repeated="21"/>
          </chart:series>
          <chart:series chart:style-name="ch12" chart:values-cell-range-address="'lambda 0.001'.O5:'lambda 0.001'.O25" chart:class="chart:scatter">
            <chart:domain table:cell-range-address="'lambda 0.001'.N5:'lambda 0.001'.N25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841">
                <text:p>1.32841</text:p>
                <draw:g>
                  <svg:desc>'lambda 0.001'.U5:'lambda 0.001'.U25</svg:desc>
                </draw:g>
              </table:table-cell>
              <table:table-cell office:value-type="float" office:value="0.691097">
                <text:p>0.691097</text:p>
                <draw:g>
                  <svg:desc>'lambda 0.001'.V5:'lambda 0.001'.V25</svg:desc>
                </draw:g>
              </table:table-cell>
              <table:table-cell office:value-type="float" office:value="0.144959">
                <text:p>0.144959</text:p>
                <draw:g>
                  <svg:desc>'lambda 0.001'.T5:'lambda 0.001'.T25</svg:desc>
                </draw:g>
              </table:table-cell>
              <table:table-cell office:value-type="float" office:value="0.691097">
                <text:p>0.691097</text:p>
                <draw:g>
                  <svg:desc>'lambda 0.001'.V5:'lambda 0.001'.V25</svg:desc>
                </draw:g>
              </table:table-cell>
              <table:table-cell office:value-type="float" office:value="0.575542">
                <text:p>0.575542</text:p>
                <draw:g>
                  <svg:desc>'lambda 0.001'.D5:'lambda 0.001'.D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13.4051">
                <text:p>13.4051</text:p>
                <draw:g>
                  <svg:desc>'lambda 0.001'.E5:'lambda 0.001'.E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1.45666">
                <text:p>1.45666</text:p>
                <draw:g>
                  <svg:desc>'lambda 0.001'.Q5:'lambda 0.001'.Q25</svg:desc>
                </draw:g>
              </table:table-cell>
              <table:table-cell office:value-type="float" office:value="0.691097">
                <text:p>0.691097</text:p>
                <draw:g>
                  <svg:desc>'lambda 0.001'.R5:'lambda 0.001'.R25</svg:desc>
                </draw:g>
              </table:table-cell>
              <table:table-cell office:value-type="float" office:value="1.4595">
                <text:p>1.4595</text:p>
                <draw:g>
                  <svg:desc>'lambda 0.001'.N5:'lambda 0.001'.N25</svg:desc>
                </draw:g>
              </table:table-cell>
              <table:table-cell office:value-type="float" office:value="0.691097">
                <text:p>0.691097</text:p>
                <draw:g>
                  <svg:desc>'lambda 0.001'.O5:'lambda 0.001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682">
                <text:p>2.65682</text:p>
              </table:table-cell>
              <table:table-cell office:value-type="float" office:value="0.299954">
                <text:p>0.299954</text:p>
              </table:table-cell>
              <table:table-cell office:value-type="float" office:value="0.289918">
                <text:p>0.289918</text:p>
              </table:table-cell>
              <table:table-cell office:value-type="float" office:value="0.299954">
                <text:p>0.299954</text:p>
              </table:table-cell>
              <table:table-cell office:value-type="float" office:value="1.151084">
                <text:p>1.151084</text:p>
              </table:table-cell>
              <table:table-cell office:value-type="float" office:value="0.269033">
                <text:p>0.269033</text:p>
              </table:table-cell>
              <table:table-cell office:value-type="float" office:value="26.8102">
                <text:p>26.8102</text:p>
              </table:table-cell>
              <table:table-cell office:value-type="float" office:value="0.269033">
                <text:p>0.269033</text:p>
              </table:table-cell>
              <table:table-cell office:value-type="float" office:value="2.91332">
                <text:p>2.91332</text:p>
              </table:table-cell>
              <table:table-cell office:value-type="float" office:value="0.333687">
                <text:p>0.333687</text:p>
              </table:table-cell>
              <table:table-cell office:value-type="float" office:value="2.919">
                <text:p>2.919</text:p>
              </table:table-cell>
              <table:table-cell office:value-type="float" office:value="0.309775">
                <text:p>0.30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8523">
                <text:p>3.98523</text:p>
              </table:table-cell>
              <table:table-cell office:value-type="float" office:value="0.289669">
                <text:p>0.289669</text:p>
              </table:table-cell>
              <table:table-cell office:value-type="float" office:value="0.434877">
                <text:p>0.434877</text:p>
              </table:table-cell>
              <table:table-cell office:value-type="float" office:value="0.289669">
                <text:p>0.289669</text:p>
              </table:table-cell>
              <table:table-cell office:value-type="float" office:value="1.726626">
                <text:p>1.726626</text:p>
              </table:table-cell>
              <table:table-cell office:value-type="float" office:value="0.255873">
                <text:p>0.255873</text:p>
              </table:table-cell>
              <table:table-cell office:value-type="float" office:value="40.2153">
                <text:p>40.2153</text:p>
              </table:table-cell>
              <table:table-cell office:value-type="float" office:value="0.255873">
                <text:p>0.255873</text:p>
              </table:table-cell>
              <table:table-cell office:value-type="float" office:value="4.36998">
                <text:p>4.36998</text:p>
              </table:table-cell>
              <table:table-cell office:value-type="float" office:value="0.302353">
                <text:p>0.302353</text:p>
              </table:table-cell>
              <table:table-cell office:value-type="float" office:value="4.3785">
                <text:p>4.3785</text:p>
              </table:table-cell>
              <table:table-cell office:value-type="float" office:value="0.259849">
                <text:p>0.25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1364">
                <text:p>5.31364</text:p>
              </table:table-cell>
              <table:table-cell office:value-type="float" office:value="0.282309">
                <text:p>0.282309</text:p>
              </table:table-cell>
              <table:table-cell office:value-type="float" office:value="0.579836">
                <text:p>0.579836</text:p>
              </table:table-cell>
              <table:table-cell office:value-type="float" office:value="0.282309">
                <text:p>0.282309</text:p>
              </table:table-cell>
              <table:table-cell office:value-type="float" office:value="2.302168">
                <text:p>2.302168</text:p>
              </table:table-cell>
              <table:table-cell office:value-type="float" office:value="0.255581">
                <text:p>0.255581</text:p>
              </table:table-cell>
              <table:table-cell office:value-type="float" office:value="53.6204">
                <text:p>53.6204</text:p>
              </table:table-cell>
              <table:table-cell office:value-type="float" office:value="0.255581">
                <text:p>0.255581</text:p>
              </table:table-cell>
              <table:table-cell office:value-type="float" office:value="5.82664">
                <text:p>5.82664</text:p>
              </table:table-cell>
              <table:table-cell office:value-type="float" office:value="0.287841">
                <text:p>0.287841</text:p>
              </table:table-cell>
              <table:table-cell office:value-type="float" office:value="5.838">
                <text:p>5.838</text:p>
              </table:table-cell>
              <table:table-cell office:value-type="float" office:value="0.257845">
                <text:p>0.257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4205">
                <text:p>6.64205</text:p>
              </table:table-cell>
              <table:table-cell office:value-type="float" office:value="0.27704">
                <text:p>0.27704</text:p>
              </table:table-cell>
              <table:table-cell office:value-type="float" office:value="0.724795">
                <text:p>0.724795</text:p>
              </table:table-cell>
              <table:table-cell office:value-type="float" office:value="0.27704">
                <text:p>0.27704</text:p>
              </table:table-cell>
              <table:table-cell office:value-type="float" office:value="2.87771">
                <text:p>2.87771</text:p>
              </table:table-cell>
              <table:table-cell office:value-type="float" office:value="0.254539">
                <text:p>0.254539</text:p>
              </table:table-cell>
              <table:table-cell office:value-type="float" office:value="67.0255">
                <text:p>67.0255</text:p>
              </table:table-cell>
              <table:table-cell office:value-type="float" office:value="0.254539">
                <text:p>0.254539</text:p>
              </table:table-cell>
              <table:table-cell office:value-type="float" office:value="7.2833">
                <text:p>7.2833</text:p>
              </table:table-cell>
              <table:table-cell office:value-type="float" office:value="0.278985">
                <text:p>0.278985</text:p>
              </table:table-cell>
              <table:table-cell office:value-type="float" office:value="7.2975">
                <text:p>7.2975</text:p>
              </table:table-cell>
              <table:table-cell office:value-type="float" office:value="0.256926">
                <text:p>0.256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7046">
                <text:p>7.97046</text:p>
              </table:table-cell>
              <table:table-cell office:value-type="float" office:value="0.272459">
                <text:p>0.272459</text:p>
              </table:table-cell>
              <table:table-cell office:value-type="float" office:value="0.869754">
                <text:p>0.869754</text:p>
              </table:table-cell>
              <table:table-cell office:value-type="float" office:value="0.272459">
                <text:p>0.272459</text:p>
              </table:table-cell>
              <table:table-cell office:value-type="float" office:value="3.453252">
                <text:p>3.453252</text:p>
              </table:table-cell>
              <table:table-cell office:value-type="float" office:value="0.254555">
                <text:p>0.254555</text:p>
              </table:table-cell>
              <table:table-cell office:value-type="float" office:value="80.4306">
                <text:p>80.4306</text:p>
              </table:table-cell>
              <table:table-cell office:value-type="float" office:value="0.254555">
                <text:p>0.254555</text:p>
              </table:table-cell>
              <table:table-cell office:value-type="float" office:value="8.73996">
                <text:p>8.73996</text:p>
              </table:table-cell>
              <table:table-cell office:value-type="float" office:value="0.273064">
                <text:p>0.273064</text:p>
              </table:table-cell>
              <table:table-cell office:value-type="float" office:value="8.757">
                <text:p>8.757</text:p>
              </table:table-cell>
              <table:table-cell office:value-type="float" office:value="0.257002">
                <text:p>0.257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9887">
                <text:p>9.29887</text:p>
              </table:table-cell>
              <table:table-cell office:value-type="float" office:value="0.269185">
                <text:p>0.269185</text:p>
              </table:table-cell>
              <table:table-cell office:value-type="float" office:value="1.014713">
                <text:p>1.014713</text:p>
              </table:table-cell>
              <table:table-cell office:value-type="float" office:value="0.269185">
                <text:p>0.269185</text:p>
              </table:table-cell>
              <table:table-cell office:value-type="float" office:value="4.028794">
                <text:p>4.028794</text:p>
              </table:table-cell>
              <table:table-cell office:value-type="float" office:value="0.254085">
                <text:p>0.254085</text:p>
              </table:table-cell>
              <table:table-cell office:value-type="float" office:value="93.8357">
                <text:p>93.8357</text:p>
              </table:table-cell>
              <table:table-cell office:value-type="float" office:value="0.254085">
                <text:p>0.254085</text:p>
              </table:table-cell>
              <table:table-cell office:value-type="float" office:value="10.19662">
                <text:p>10.19662</text:p>
              </table:table-cell>
              <table:table-cell office:value-type="float" office:value="0.269131">
                <text:p>0.269131</text:p>
              </table:table-cell>
              <table:table-cell office:value-type="float" office:value="10.2165">
                <text:p>10.2165</text:p>
              </table:table-cell>
              <table:table-cell office:value-type="float" office:value="0.256227">
                <text:p>0.256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2728">
                <text:p>10.62728</text:p>
              </table:table-cell>
              <table:table-cell office:value-type="float" office:value="0.266531">
                <text:p>0.266531</text:p>
              </table:table-cell>
              <table:table-cell office:value-type="float" office:value="1.159672">
                <text:p>1.159672</text:p>
              </table:table-cell>
              <table:table-cell office:value-type="float" office:value="0.266531">
                <text:p>0.266531</text:p>
              </table:table-cell>
              <table:table-cell office:value-type="float" office:value="4.604336">
                <text:p>4.604336</text:p>
              </table:table-cell>
              <table:table-cell office:value-type="float" office:value="0.253818">
                <text:p>0.253818</text:p>
              </table:table-cell>
              <table:table-cell office:value-type="float" office:value="107.2408">
                <text:p>107.2408</text:p>
              </table:table-cell>
              <table:table-cell office:value-type="float" office:value="0.253818">
                <text:p>0.253818</text:p>
              </table:table-cell>
              <table:table-cell office:value-type="float" office:value="11.65328">
                <text:p>11.65328</text:p>
              </table:table-cell>
              <table:table-cell office:value-type="float" office:value="0.266229">
                <text:p>0.266229</text:p>
              </table:table-cell>
              <table:table-cell office:value-type="float" office:value="11.676">
                <text:p>11.676</text:p>
              </table:table-cell>
              <table:table-cell office:value-type="float" office:value="0.255819">
                <text:p>0.255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5569">
                <text:p>11.95569</text:p>
              </table:table-cell>
              <table:table-cell office:value-type="float" office:value="0.264611">
                <text:p>0.264611</text:p>
              </table:table-cell>
              <table:table-cell office:value-type="float" office:value="1.304631">
                <text:p>1.304631</text:p>
              </table:table-cell>
              <table:table-cell office:value-type="float" office:value="0.264611">
                <text:p>0.264611</text:p>
              </table:table-cell>
              <table:table-cell office:value-type="float" office:value="5.179878">
                <text:p>5.179878</text:p>
              </table:table-cell>
              <table:table-cell office:value-type="float" office:value="0.253819">
                <text:p>0.253819</text:p>
              </table:table-cell>
              <table:table-cell office:value-type="float" office:value="120.6459">
                <text:p>120.6459</text:p>
              </table:table-cell>
              <table:table-cell office:value-type="float" office:value="0.253819">
                <text:p>0.253819</text:p>
              </table:table-cell>
              <table:table-cell office:value-type="float" office:value="13.10994">
                <text:p>13.10994</text:p>
              </table:table-cell>
              <table:table-cell office:value-type="float" office:value="0.26404">
                <text:p>0.26404</text:p>
              </table:table-cell>
              <table:table-cell office:value-type="float" office:value="13.1355">
                <text:p>13.1355</text:p>
              </table:table-cell>
              <table:table-cell office:value-type="float" office:value="0.255522">
                <text:p>0.255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841">
                <text:p>13.2841</text:p>
              </table:table-cell>
              <table:table-cell office:value-type="float" office:value="0.26302">
                <text:p>0.26302</text:p>
              </table:table-cell>
              <table:table-cell office:value-type="float" office:value="1.44959">
                <text:p>1.44959</text:p>
              </table:table-cell>
              <table:table-cell office:value-type="float" office:value="0.26302">
                <text:p>0.26302</text:p>
              </table:table-cell>
              <table:table-cell office:value-type="float" office:value="5.75542">
                <text:p>5.75542</text:p>
              </table:table-cell>
              <table:table-cell office:value-type="float" office:value="0.254501">
                <text:p>0.254501</text:p>
              </table:table-cell>
              <table:table-cell office:value-type="float" office:value="134.051">
                <text:p>134.051</text:p>
              </table:table-cell>
              <table:table-cell office:value-type="float" office:value="0.254501">
                <text:p>0.254501</text:p>
              </table:table-cell>
              <table:table-cell office:value-type="float" office:value="14.5666">
                <text:p>14.5666</text:p>
              </table:table-cell>
              <table:table-cell office:value-type="float" office:value="0.262453">
                <text:p>0.262453</text:p>
              </table:table-cell>
              <table:table-cell office:value-type="float" office:value="14.595">
                <text:p>14.595</text:p>
              </table:table-cell>
              <table:table-cell office:value-type="float" office:value="0.256116">
                <text:p>0.25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1251">
                <text:p>14.61251</text:p>
              </table:table-cell>
              <table:table-cell office:value-type="float" office:value="0.261701">
                <text:p>0.261701</text:p>
              </table:table-cell>
              <table:table-cell office:value-type="float" office:value="1.594549">
                <text:p>1.594549</text:p>
              </table:table-cell>
              <table:table-cell office:value-type="float" office:value="0.261701">
                <text:p>0.261701</text:p>
              </table:table-cell>
              <table:table-cell office:value-type="float" office:value="6.330962">
                <text:p>6.330962</text:p>
              </table:table-cell>
              <table:table-cell office:value-type="float" office:value="0.253631">
                <text:p>0.253631</text:p>
              </table:table-cell>
              <table:table-cell office:value-type="float" office:value="147.4561">
                <text:p>147.4561</text:p>
              </table:table-cell>
              <table:table-cell office:value-type="float" office:value="0.253631">
                <text:p>0.253631</text:p>
              </table:table-cell>
              <table:table-cell office:value-type="float" office:value="16.02326">
                <text:p>16.02326</text:p>
              </table:table-cell>
              <table:table-cell office:value-type="float" office:value="0.26122">
                <text:p>0.26122</text:p>
              </table:table-cell>
              <table:table-cell office:value-type="float" office:value="16.0545">
                <text:p>16.0545</text:p>
              </table:table-cell>
              <table:table-cell office:value-type="float" office:value="0.255282">
                <text:p>0.255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4092">
                <text:p>15.94092</text:p>
              </table:table-cell>
              <table:table-cell office:value-type="float" office:value="0.260607">
                <text:p>0.260607</text:p>
              </table:table-cell>
              <table:table-cell office:value-type="float" office:value="1.739508">
                <text:p>1.739508</text:p>
              </table:table-cell>
              <table:table-cell office:value-type="float" office:value="0.260607">
                <text:p>0.260607</text:p>
              </table:table-cell>
              <table:table-cell office:value-type="float" office:value="6.906504">
                <text:p>6.906504</text:p>
              </table:table-cell>
              <table:table-cell office:value-type="float" office:value="0.253581">
                <text:p>0.253581</text:p>
              </table:table-cell>
              <table:table-cell office:value-type="float" office:value="160.8612">
                <text:p>160.8612</text:p>
              </table:table-cell>
              <table:table-cell office:value-type="float" office:value="0.253581">
                <text:p>0.253581</text:p>
              </table:table-cell>
              <table:table-cell office:value-type="float" office:value="17.47992">
                <text:p>17.47992</text:p>
              </table:table-cell>
              <table:table-cell office:value-type="float" office:value="0.260217">
                <text:p>0.260217</text:p>
              </table:table-cell>
              <table:table-cell office:value-type="float" office:value="17.514">
                <text:p>17.514</text:p>
              </table:table-cell>
              <table:table-cell office:value-type="float" office:value="0.255226">
                <text:p>0.25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26933">
                <text:p>17.26933</text:p>
              </table:table-cell>
              <table:table-cell office:value-type="float" office:value="0.259675">
                <text:p>0.259675</text:p>
              </table:table-cell>
              <table:table-cell office:value-type="float" office:value="1.884467">
                <text:p>1.884467</text:p>
              </table:table-cell>
              <table:table-cell office:value-type="float" office:value="0.259675">
                <text:p>0.259675</text:p>
              </table:table-cell>
              <table:table-cell office:value-type="float" office:value="7.482046">
                <text:p>7.482046</text:p>
              </table:table-cell>
              <table:table-cell office:value-type="float" office:value="0.253411">
                <text:p>0.253411</text:p>
              </table:table-cell>
              <table:table-cell office:value-type="float" office:value="174.2663">
                <text:p>174.2663</text:p>
              </table:table-cell>
              <table:table-cell office:value-type="float" office:value="0.253411">
                <text:p>0.253411</text:p>
              </table:table-cell>
              <table:table-cell office:value-type="float" office:value="18.93658">
                <text:p>18.93658</text:p>
              </table:table-cell>
              <table:table-cell office:value-type="float" office:value="0.259369">
                <text:p>0.259369</text:p>
              </table:table-cell>
              <table:table-cell office:value-type="float" office:value="18.9735">
                <text:p>18.9735</text:p>
              </table:table-cell>
              <table:table-cell office:value-type="float" office:value="0.255096">
                <text:p>0.255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59774">
                <text:p>18.59774</text:p>
              </table:table-cell>
              <table:table-cell office:value-type="float" office:value="0.25885">
                <text:p>0.25885</text:p>
              </table:table-cell>
              <table:table-cell office:value-type="float" office:value="2.029426">
                <text:p>2.029426</text:p>
              </table:table-cell>
              <table:table-cell office:value-type="float" office:value="0.25885">
                <text:p>0.25885</text:p>
              </table:table-cell>
              <table:table-cell office:value-type="float" office:value="8.057588">
                <text:p>8.057588</text:p>
              </table:table-cell>
              <table:table-cell office:value-type="float" office:value="0.253671">
                <text:p>0.253671</text:p>
              </table:table-cell>
              <table:table-cell office:value-type="float" office:value="187.6714">
                <text:p>187.6714</text:p>
              </table:table-cell>
              <table:table-cell office:value-type="float" office:value="0.253671">
                <text:p>0.253671</text:p>
              </table:table-cell>
              <table:table-cell office:value-type="float" office:value="20.39324">
                <text:p>20.39324</text:p>
              </table:table-cell>
              <table:table-cell office:value-type="float" office:value="0.258672">
                <text:p>0.258672</text:p>
              </table:table-cell>
              <table:table-cell office:value-type="float" office:value="20.433">
                <text:p>20.433</text:p>
              </table:table-cell>
              <table:table-cell office:value-type="float" office:value="0.254973">
                <text:p>0.25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92615">
                <text:p>19.92615</text:p>
              </table:table-cell>
              <table:table-cell office:value-type="float" office:value="0.258197">
                <text:p>0.258197</text:p>
              </table:table-cell>
              <table:table-cell office:value-type="float" office:value="2.174385">
                <text:p>2.174385</text:p>
              </table:table-cell>
              <table:table-cell office:value-type="float" office:value="0.258197">
                <text:p>0.258197</text:p>
              </table:table-cell>
              <table:table-cell office:value-type="float" office:value="8.63313">
                <text:p>8.63313</text:p>
              </table:table-cell>
              <table:table-cell office:value-type="float" office:value="0.2557">
                <text:p>0.2557</text:p>
              </table:table-cell>
              <table:table-cell office:value-type="float" office:value="201.0765">
                <text:p>201.0765</text:p>
              </table:table-cell>
              <table:table-cell office:value-type="float" office:value="0.2557">
                <text:p>0.2557</text:p>
              </table:table-cell>
              <table:table-cell office:value-type="float" office:value="21.8499">
                <text:p>21.8499</text:p>
              </table:table-cell>
              <table:table-cell office:value-type="float" office:value="0.258045">
                <text:p>0.258045</text:p>
              </table:table-cell>
              <table:table-cell office:value-type="float" office:value="21.8925">
                <text:p>21.8925</text:p>
              </table:table-cell>
              <table:table-cell office:value-type="float" office:value="0.25491">
                <text:p>0.25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456">
                <text:p>21.25456</text:p>
              </table:table-cell>
              <table:table-cell office:value-type="float" office:value="0.257662">
                <text:p>0.257662</text:p>
              </table:table-cell>
              <table:table-cell office:value-type="float" office:value="2.319344">
                <text:p>2.319344</text:p>
              </table:table-cell>
              <table:table-cell office:value-type="float" office:value="0.257662">
                <text:p>0.257662</text:p>
              </table:table-cell>
              <table:table-cell office:value-type="float" office:value="9.208672">
                <text:p>9.208672</text:p>
              </table:table-cell>
              <table:table-cell office:value-type="float" office:value="0.253489">
                <text:p>0.253489</text:p>
              </table:table-cell>
              <table:table-cell office:value-type="float" office:value="214.4816">
                <text:p>214.4816</text:p>
              </table:table-cell>
              <table:table-cell office:value-type="float" office:value="0.253489">
                <text:p>0.253489</text:p>
              </table:table-cell>
              <table:table-cell office:value-type="float" office:value="23.30656">
                <text:p>23.30656</text:p>
              </table:table-cell>
              <table:table-cell office:value-type="float" office:value="0.257516">
                <text:p>0.257516</text:p>
              </table:table-cell>
              <table:table-cell office:value-type="float" office:value="23.352">
                <text:p>23.352</text:p>
              </table:table-cell>
              <table:table-cell office:value-type="float" office:value="0.255074">
                <text:p>0.255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8297">
                <text:p>22.58297</text:p>
              </table:table-cell>
              <table:table-cell office:value-type="float" office:value="0.257192">
                <text:p>0.257192</text:p>
              </table:table-cell>
              <table:table-cell office:value-type="float" office:value="2.464303">
                <text:p>2.464303</text:p>
              </table:table-cell>
              <table:table-cell office:value-type="float" office:value="0.257192">
                <text:p>0.257192</text:p>
              </table:table-cell>
              <table:table-cell office:value-type="float" office:value="9.784214">
                <text:p>9.784214</text:p>
              </table:table-cell>
              <table:table-cell office:value-type="float" office:value="0.254651">
                <text:p>0.254651</text:p>
              </table:table-cell>
              <table:table-cell office:value-type="float" office:value="227.8867">
                <text:p>227.8867</text:p>
              </table:table-cell>
              <table:table-cell office:value-type="float" office:value="0.254651">
                <text:p>0.254651</text:p>
              </table:table-cell>
              <table:table-cell office:value-type="float" office:value="24.76322">
                <text:p>24.76322</text:p>
              </table:table-cell>
              <table:table-cell office:value-type="float" office:value="0.257033">
                <text:p>0.257033</text:p>
              </table:table-cell>
              <table:table-cell office:value-type="float" office:value="24.8115">
                <text:p>24.8115</text:p>
              </table:table-cell>
              <table:table-cell office:value-type="float" office:value="0.254799">
                <text:p>0.254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1138">
                <text:p>23.91138</text:p>
              </table:table-cell>
              <table:table-cell office:value-type="float" office:value="0.256781">
                <text:p>0.256781</text:p>
              </table:table-cell>
              <table:table-cell office:value-type="float" office:value="2.609262">
                <text:p>2.609262</text:p>
              </table:table-cell>
              <table:table-cell office:value-type="float" office:value="0.256781">
                <text:p>0.256781</text:p>
              </table:table-cell>
              <table:table-cell office:value-type="float" office:value="10.359756">
                <text:p>10.359756</text:p>
              </table:table-cell>
              <table:table-cell office:value-type="float" office:value="0.253394">
                <text:p>0.253394</text:p>
              </table:table-cell>
              <table:table-cell office:value-type="float" office:value="241.2918">
                <text:p>241.2918</text:p>
              </table:table-cell>
              <table:table-cell office:value-type="float" office:value="0.253394">
                <text:p>0.253394</text:p>
              </table:table-cell>
              <table:table-cell office:value-type="float" office:value="26.21988">
                <text:p>26.21988</text:p>
              </table:table-cell>
              <table:table-cell office:value-type="float" office:value="0.256617">
                <text:p>0.256617</text:p>
              </table:table-cell>
              <table:table-cell office:value-type="float" office:value="26.271">
                <text:p>26.271</text:p>
              </table:table-cell>
              <table:table-cell office:value-type="float" office:value="0.254753">
                <text:p>0.254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3979">
                <text:p>25.23979</text:p>
              </table:table-cell>
              <table:table-cell office:value-type="float" office:value="0.256414">
                <text:p>0.256414</text:p>
              </table:table-cell>
              <table:table-cell office:value-type="float" office:value="2.754221">
                <text:p>2.754221</text:p>
              </table:table-cell>
              <table:table-cell office:value-type="float" office:value="0.256414">
                <text:p>0.256414</text:p>
              </table:table-cell>
              <table:table-cell office:value-type="float" office:value="10.935298">
                <text:p>10.935298</text:p>
              </table:table-cell>
              <table:table-cell office:value-type="float" office:value="0.253371">
                <text:p>0.253371</text:p>
              </table:table-cell>
              <table:table-cell office:value-type="float" office:value="254.6969">
                <text:p>254.6969</text:p>
              </table:table-cell>
              <table:table-cell office:value-type="float" office:value="0.253371">
                <text:p>0.253371</text:p>
              </table:table-cell>
              <table:table-cell office:value-type="float" office:value="27.67654">
                <text:p>27.67654</text:p>
              </table:table-cell>
              <table:table-cell office:value-type="float" office:value="0.25625">
                <text:p>0.25625</text:p>
              </table:table-cell>
              <table:table-cell office:value-type="float" office:value="27.7305">
                <text:p>27.7305</text:p>
              </table:table-cell>
              <table:table-cell office:value-type="float" office:value="0.254756">
                <text:p>0.254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682">
                <text:p>26.5682</text:p>
              </table:table-cell>
              <table:table-cell office:value-type="float" office:value="0.256121">
                <text:p>0.256121</text:p>
              </table:table-cell>
              <table:table-cell office:value-type="float" office:value="2.89918">
                <text:p>2.89918</text:p>
              </table:table-cell>
              <table:table-cell office:value-type="float" office:value="0.256121">
                <text:p>0.256121</text:p>
              </table:table-cell>
              <table:table-cell office:value-type="float" office:value="11.51084">
                <text:p>11.51084</text:p>
              </table:table-cell>
              <table:table-cell office:value-type="float" office:value="0.254028">
                <text:p>0.254028</text:p>
              </table:table-cell>
              <table:table-cell office:value-type="float" office:value="268.102">
                <text:p>268.102</text:p>
              </table:table-cell>
              <table:table-cell office:value-type="float" office:value="0.254028">
                <text:p>0.254028</text:p>
              </table:table-cell>
              <table:table-cell office:value-type="float" office:value="29.1332">
                <text:p>29.1332</text:p>
              </table:table-cell>
              <table:table-cell office:value-type="float" office:value="0.25594">
                <text:p>0.25594</text:p>
              </table:table-cell>
              <table:table-cell office:value-type="float" office:value="29.19">
                <text:p>29.19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89661">
                <text:p>27.89661</text:p>
              </table:table-cell>
              <table:table-cell office:value-type="float" office:value="0.255861">
                <text:p>0.255861</text:p>
              </table:table-cell>
              <table:table-cell office:value-type="float" office:value="3.044139">
                <text:p>3.044139</text:p>
              </table:table-cell>
              <table:table-cell office:value-type="float" office:value="0.255861">
                <text:p>0.255861</text:p>
              </table:table-cell>
              <table:table-cell office:value-type="float" office:value="12.086382">
                <text:p>12.086382</text:p>
              </table:table-cell>
              <table:table-cell office:value-type="float" office:value="0.253335">
                <text:p>0.253335</text:p>
              </table:table-cell>
              <table:table-cell office:value-type="float" office:value="281.5071">
                <text:p>281.5071</text:p>
              </table:table-cell>
              <table:table-cell office:value-type="float" office:value="0.253335">
                <text:p>0.253335</text:p>
              </table:table-cell>
              <table:table-cell office:value-type="float" office:value="30.58986">
                <text:p>30.58986</text:p>
              </table:table-cell>
              <table:table-cell office:value-type="float" office:value="0.255674">
                <text:p>0.255674</text:p>
              </table:table-cell>
              <table:table-cell office:value-type="float" office:value="30.6495">
                <text:p>30.6495</text:p>
              </table:table-cell>
              <table:table-cell office:value-type="float" office:value="0.254599">
                <text:p>0.254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